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93cm" style:rel-column-width="3828*"/>
    </style:style>
    <style:style style:name="Table1.B" style:family="table-column">
      <style:table-column-properties style:column-width="2.205cm" style:rel-column-width="8499*"/>
    </style:style>
    <style:style style:name="Table1.C" style:family="table-column">
      <style:table-column-properties style:column-width="4.41cm" style:rel-column-width="16999*"/>
    </style:style>
    <style:style style:name="Table1.D" style:family="table-column">
      <style:table-column-properties style:column-width="9.393cm" style:rel-column-width="36209*"/>
    </style:style>
    <style:style style:name="Table1.A1" style:family="table-cell">
      <style:table-cell-properties style:vertical-align="middle" fo:background-color="#cfe7f5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1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1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93cm" style:rel-column-width="3828*"/>
    </style:style>
    <style:style style:name="Table2.B" style:family="table-column">
      <style:table-column-properties style:column-width="3.902cm" style:rel-column-width="15040*"/>
    </style:style>
    <style:style style:name="Table2.C" style:family="table-column">
      <style:table-column-properties style:column-width="12.106cm" style:rel-column-width="46667*"/>
    </style:style>
    <style:style style:name="Table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2.C1" style:family="table-cell">
      <style:table-cell-properties fo:padding="0.097cm" fo:border="0.05pt solid #808080"/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0.993cm" style:rel-column-width="3828*"/>
    </style:style>
    <style:style style:name="Table3.B" style:family="table-column">
      <style:table-column-properties style:column-width="3.902cm" style:rel-column-width="15040*"/>
    </style:style>
    <style:style style:name="Table3.C" style:family="table-column">
      <style:table-column-properties style:column-width="12.106cm" style:rel-column-width="46667*"/>
    </style:style>
    <style:style style:name="Table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3.C1" style:family="table-cell">
      <style:table-cell-properties fo:padding="0.097cm" fo:border="0.05pt solid #808080"/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0.993cm" style:rel-column-width="3828*"/>
    </style:style>
    <style:style style:name="Table4.B" style:family="table-column">
      <style:table-column-properties style:column-width="3.902cm" style:rel-column-width="15040*"/>
    </style:style>
    <style:style style:name="Table4.C" style:family="table-column">
      <style:table-column-properties style:column-width="12.106cm" style:rel-column-width="46667*"/>
    </style:style>
    <style:style style:name="Table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4.C1" style:family="table-cell">
      <style:table-cell-properties fo:padding="0.097cm" fo:border="0.05pt solid #808080"/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0.993cm" style:rel-column-width="3828*"/>
    </style:style>
    <style:style style:name="Table5.B" style:family="table-column">
      <style:table-column-properties style:column-width="3.902cm" style:rel-column-width="15040*"/>
    </style:style>
    <style:style style:name="Table5.C" style:family="table-column">
      <style:table-column-properties style:column-width="12.106cm" style:rel-column-width="46667*"/>
    </style:style>
    <style:style style:name="Table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5.C1" style:family="table-cell">
      <style:table-cell-properties fo:padding="0.097cm" fo:border="0.05pt solid #80808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0.993cm" style:rel-column-width="3828*"/>
    </style:style>
    <style:style style:name="Table6.B" style:family="table-column">
      <style:table-column-properties style:column-width="3.902cm" style:rel-column-width="15040*"/>
    </style:style>
    <style:style style:name="Table6.C" style:family="table-column">
      <style:table-column-properties style:column-width="12.106cm" style:rel-column-width="46667*"/>
    </style:style>
    <style:style style:name="Table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6.C1" style:family="table-cell">
      <style:table-cell-properties fo:padding="0.097cm" fo:border="0.05pt solid #808080"/>
    </style:style>
    <style:style style:name="Table6.A2" style:family="table-cell">
      <style:table-cell-properties fo:padding="0.097cm" fo:border-left="0.05pt solid #808080" fo:border-right="none" fo:border-top="none" fo:border-bottom="0.05pt solid #808080"/>
    </style:style>
    <style:style style:name="Table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0.993cm" style:rel-column-width="3828*"/>
    </style:style>
    <style:style style:name="Table7.B" style:family="table-column">
      <style:table-column-properties style:column-width="3.902cm" style:rel-column-width="15040*"/>
    </style:style>
    <style:style style:name="Table7.C" style:family="table-column">
      <style:table-column-properties style:column-width="12.106cm" style:rel-column-width="46667*"/>
    </style:style>
    <style:style style:name="Table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7.C1" style:family="table-cell">
      <style:table-cell-properties fo:padding="0.097cm" fo:border="0.05pt solid #808080"/>
    </style:style>
    <style:style style:name="Table7.A2" style:family="table-cell">
      <style:table-cell-properties fo:padding="0.097cm" fo:border-left="0.05pt solid #808080" fo:border-right="none" fo:border-top="none" fo:border-bottom="0.05pt solid #808080"/>
    </style:style>
    <style:style style:name="Table7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0.993cm" style:rel-column-width="3828*"/>
    </style:style>
    <style:style style:name="Table8.B" style:family="table-column">
      <style:table-column-properties style:column-width="3.902cm" style:rel-column-width="15040*"/>
    </style:style>
    <style:style style:name="Table8.C" style:family="table-column">
      <style:table-column-properties style:column-width="12.106cm" style:rel-column-width="46667*"/>
    </style:style>
    <style:style style:name="Table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8.C1" style:family="table-cell">
      <style:table-cell-properties fo:padding="0.097cm" fo:border="0.05pt solid #80808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0.993cm" style:rel-column-width="3828*"/>
    </style:style>
    <style:style style:name="Table9.B" style:family="table-column">
      <style:table-column-properties style:column-width="3.902cm" style:rel-column-width="15040*"/>
    </style:style>
    <style:style style:name="Table9.C" style:family="table-column">
      <style:table-column-properties style:column-width="12.106cm" style:rel-column-width="46667*"/>
    </style:style>
    <style:style style:name="Table9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9.C1" style:family="table-cell">
      <style:table-cell-properties fo:padding="0.097cm" fo:border="0.05pt solid #808080"/>
    </style:style>
    <style:style style:name="Table9.A2" style:family="table-cell">
      <style:table-cell-properties fo:padding="0.097cm" fo:border-left="0.05pt solid #808080" fo:border-right="none" fo:border-top="none" fo:border-bottom="0.05pt solid #808080"/>
    </style:style>
    <style:style style:name="Table9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0.993cm" style:rel-column-width="3828*"/>
    </style:style>
    <style:style style:name="Table10.B" style:family="table-column">
      <style:table-column-properties style:column-width="3.902cm" style:rel-column-width="15040*"/>
    </style:style>
    <style:style style:name="Table10.C" style:family="table-column">
      <style:table-column-properties style:column-width="12.106cm" style:rel-column-width="46667*"/>
    </style:style>
    <style:style style:name="Table10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0.C1" style:family="table-cell">
      <style:table-cell-properties fo:padding="0.097cm" fo:border="0.05pt solid #808080"/>
    </style:style>
    <style:style style:name="Table10.A2" style:family="table-cell">
      <style:table-cell-properties fo:padding="0.097cm" fo:border-left="0.05pt solid #808080" fo:border-right="none" fo:border-top="none" fo:border-bottom="0.05pt solid #808080"/>
    </style:style>
    <style:style style:name="Table10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0.991cm" style:rel-column-width="562*"/>
    </style:style>
    <style:style style:name="Table11.B" style:family="table-column">
      <style:table-column-properties style:column-width="3.902cm" style:rel-column-width="2212*"/>
    </style:style>
    <style:style style:name="Table11.C" style:family="table-column">
      <style:table-column-properties style:column-width="12.107cm" style:rel-column-width="6864*"/>
    </style:style>
    <style:style style:name="Table11.A1" style:family="table-cell">
      <style:table-cell-properties fo:padding="0.097cm" fo:border-left="0.05pt solid #808080" fo:border-right="none" fo:border-top="0.05pt solid #808080" fo:border-bottom="none"/>
    </style:style>
    <style:style style:name="Table11.C1" style:family="table-cell">
      <style:table-cell-properties fo:padding="0.097cm" fo:border-left="0.05pt solid #808080" fo:border-right="0.05pt solid #808080" fo:border-top="0.05pt solid #808080" fo:border-bottom="none"/>
    </style:style>
    <style:style style:name="Table11.A2" style:family="table-cell">
      <style:table-cell-properties fo:padding="0.097cm" fo:border-left="0.05pt solid #808080" fo:border-right="none" fo:border-top="none" fo:border-bottom="none"/>
    </style:style>
    <style:style style:name="Table11.C2" style:family="table-cell">
      <style:table-cell-properties fo:padding="0.097cm" fo:border-left="0.05pt solid #808080" fo:border-right="0.05pt solid #808080" fo:border-top="none" fo:border-bottom="none"/>
    </style:style>
    <style:style style:name="Table11.A4" style:family="table-cell">
      <style:table-cell-properties fo:padding="0.097cm" fo:border-left="0.05pt solid #808080" fo:border-right="none" fo:border-top="none" fo:border-bottom="0.05pt solid #808080"/>
    </style:style>
    <style:style style:name="Table11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0.993cm" style:rel-column-width="3828*"/>
    </style:style>
    <style:style style:name="Table12.B" style:family="table-column">
      <style:table-column-properties style:column-width="3.902cm" style:rel-column-width="15040*"/>
    </style:style>
    <style:style style:name="Table12.C" style:family="table-column">
      <style:table-column-properties style:column-width="12.106cm" style:rel-column-width="46667*"/>
    </style:style>
    <style:style style:name="Table12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2.C1" style:family="table-cell">
      <style:table-cell-properties fo:padding="0.097cm" fo:border="0.05pt solid #808080"/>
    </style:style>
    <style:style style:name="Table12.A2" style:family="table-cell">
      <style:table-cell-properties fo:padding="0.097cm" fo:border-left="0.05pt solid #808080" fo:border-right="none" fo:border-top="none" fo:border-bottom="0.05pt solid #808080"/>
    </style:style>
    <style:style style:name="Table1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0.993cm" style:rel-column-width="3828*"/>
    </style:style>
    <style:style style:name="Table13.B" style:family="table-column">
      <style:table-column-properties style:column-width="3.902cm" style:rel-column-width="15040*"/>
    </style:style>
    <style:style style:name="Table13.C" style:family="table-column">
      <style:table-column-properties style:column-width="12.106cm" style:rel-column-width="46667*"/>
    </style:style>
    <style:style style:name="Table13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3.C1" style:family="table-cell">
      <style:table-cell-properties fo:padding="0.097cm" fo:border="0.05pt solid #808080"/>
    </style:style>
    <style:style style:name="Table13.A2" style:family="table-cell">
      <style:table-cell-properties fo:padding="0.097cm" fo:border-left="0.05pt solid #808080" fo:border-right="none" fo:border-top="none" fo:border-bottom="0.05pt solid #808080"/>
    </style:style>
    <style:style style:name="Table13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0.993cm" style:rel-column-width="3828*"/>
    </style:style>
    <style:style style:name="Table14.B" style:family="table-column">
      <style:table-column-properties style:column-width="3.902cm" style:rel-column-width="15040*"/>
    </style:style>
    <style:style style:name="Table14.C" style:family="table-column">
      <style:table-column-properties style:column-width="12.106cm" style:rel-column-width="46667*"/>
    </style:style>
    <style:style style:name="Table14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4.C1" style:family="table-cell">
      <style:table-cell-properties fo:padding="0.097cm" fo:border="0.05pt solid #80808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0.993cm" style:rel-column-width="3828*"/>
    </style:style>
    <style:style style:name="Table15.B" style:family="table-column">
      <style:table-column-properties style:column-width="3.902cm" style:rel-column-width="15040*"/>
    </style:style>
    <style:style style:name="Table15.C" style:family="table-column">
      <style:table-column-properties style:column-width="12.106cm" style:rel-column-width="46667*"/>
    </style:style>
    <style:style style:name="Table1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5.C1" style:family="table-cell">
      <style:table-cell-properties fo:padding="0.097cm" fo:border="0.05pt solid #808080"/>
    </style:style>
    <style:style style:name="Table15.A2" style:family="table-cell">
      <style:table-cell-properties fo:padding="0.097cm" fo:border-left="0.05pt solid #808080" fo:border-right="none" fo:border-top="none" fo:border-bottom="0.05pt solid #808080"/>
    </style:style>
    <style:style style:name="Table15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0.993cm" style:rel-column-width="3828*"/>
    </style:style>
    <style:style style:name="Table16.B" style:family="table-column">
      <style:table-column-properties style:column-width="3.902cm" style:rel-column-width="15040*"/>
    </style:style>
    <style:style style:name="Table16.C" style:family="table-column">
      <style:table-column-properties style:column-width="12.106cm" style:rel-column-width="46667*"/>
    </style:style>
    <style:style style:name="Table16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6.C1" style:family="table-cell">
      <style:table-cell-properties fo:padding="0.097cm" fo:border="0.05pt solid #808080"/>
    </style:style>
    <style:style style:name="Table16.A2" style:family="table-cell">
      <style:table-cell-properties fo:padding="0.097cm" fo:border-left="0.05pt solid #808080" fo:border-right="none" fo:border-top="none" fo:border-bottom="0.05pt solid #808080"/>
    </style:style>
    <style:style style:name="Table16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0.993cm" style:rel-column-width="3828*"/>
    </style:style>
    <style:style style:name="Table17.B" style:family="table-column">
      <style:table-column-properties style:column-width="3.902cm" style:rel-column-width="15040*"/>
    </style:style>
    <style:style style:name="Table17.C" style:family="table-column">
      <style:table-column-properties style:column-width="12.106cm" style:rel-column-width="46667*"/>
    </style:style>
    <style:style style:name="Table17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7.C1" style:family="table-cell">
      <style:table-cell-properties fo:padding="0.097cm" fo:border="0.05pt solid #80808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0.993cm" style:rel-column-width="3828*"/>
    </style:style>
    <style:style style:name="Table18.B" style:family="table-column">
      <style:table-column-properties style:column-width="3.902cm" style:rel-column-width="15040*"/>
    </style:style>
    <style:style style:name="Table18.C" style:family="table-column">
      <style:table-column-properties style:column-width="12.106cm" style:rel-column-width="46667*"/>
    </style:style>
    <style:style style:name="Table18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e18.C1" style:family="table-cell">
      <style:table-cell-properties fo:padding="0.097cm" fo:border="0.05pt solid #808080"/>
    </style:style>
    <style:style style:name="Table18.A2" style:family="table-cell">
      <style:table-cell-properties fo:padding="0.097cm" fo:border-left="0.05pt solid #808080" fo:border-right="none" fo:border-top="none" fo:border-bottom="0.05pt solid #808080"/>
    </style:style>
    <style:style style:name="Table18.C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style:font-size-asian="10.5pt" loext:shadow="none"/>
    </style:style>
    <style:style style:name="P3" style:family="paragraph" style:parent-style-name="Standard">
      <style:text-properties style:font-name="Liberation Sans1" fo:font-size="10pt" fo:language="en" fo:country="US" officeooo:rsid="001ce1de" officeooo:paragraph-rsid="001ce1de" style:font-size-asian="10.5pt" loext:shadow="none"/>
    </style:style>
    <style:style style:name="P4" style:family="paragraph" style:parent-style-name="Standard">
      <style:text-properties style:font-name="Liberation Sans1" fo:font-size="10pt" fo:language="en" fo:country="US" officeooo:rsid="001b02ef" officeooo:paragraph-rsid="001faa33" style:font-size-asian="10.5pt" loext:shadow="none"/>
    </style:style>
    <style:style style:name="P5" style:family="paragraph" style:parent-style-name="Standard">
      <style:text-properties style:font-name="Liberation Sans1" fo:font-size="10pt" fo:language="en" fo:country="US" officeooo:rsid="001b02ef" officeooo:paragraph-rsid="001b02ef" style:font-size-asian="10.5pt" loext:shadow="none"/>
    </style:style>
    <style:style style:name="P6" style:family="paragraph" style:parent-style-name="Standard">
      <style:text-properties style:font-name="Liberation Sans1" fo:font-size="10pt" fo:language="en" fo:country="US" officeooo:rsid="001b02ef" officeooo:paragraph-rsid="001d06fc" style:font-size-asian="10.5pt" loext:shadow="none"/>
    </style:style>
    <style:style style:name="P7" style:family="paragraph" style:parent-style-name="Standard">
      <style:text-properties style:font-name="Liberation Sans1" fo:font-size="10pt" fo:language="en" fo:country="US" officeooo:rsid="001b02ef" officeooo:paragraph-rsid="001ce1de" style:font-size-asian="10.5pt" loext:shadow="none"/>
    </style:style>
    <style:style style:name="P8" style:family="paragraph" style:parent-style-name="Standard">
      <style:text-properties style:font-name="Liberation Sans1" fo:font-size="10pt" fo:language="en" fo:country="US" officeooo:rsid="001b02ef" officeooo:paragraph-rsid="001dfa38" style:font-size-asian="10.5pt" loext:shadow="none"/>
    </style:style>
    <style:style style:name="P9" style:family="paragraph" style:parent-style-name="Standard">
      <style:text-properties style:font-name="Liberation Sans1" fo:font-size="10pt" fo:language="en" fo:country="US" officeooo:rsid="001b02ef" officeooo:paragraph-rsid="0022f1c5" style:font-size-asian="10.5pt" loext:shadow="none"/>
    </style:style>
    <style:style style:name="P10" style:family="paragraph" style:parent-style-name="Standard">
      <style:text-properties style:font-name="Liberation Sans1" fo:font-size="10pt" fo:language="en" fo:country="US" officeooo:rsid="001b02ef" officeooo:paragraph-rsid="00277529" style:font-size-asian="10.5pt" loext:shadow="none"/>
    </style:style>
    <style:style style:name="P11" style:family="paragraph" style:parent-style-name="Standard">
      <style:text-properties style:font-name="Liberation Sans1" fo:font-size="10pt" fo:language="en" fo:country="US" officeooo:rsid="001b02ef" officeooo:paragraph-rsid="0029cb87" style:font-size-asian="10.5pt" loext:shadow="none"/>
    </style:style>
    <style:style style:name="P12" style:family="paragraph" style:parent-style-name="Standard">
      <style:text-properties style:font-name="Liberation Sans1" fo:font-size="10pt" fo:language="en" fo:country="US" officeooo:rsid="001b02ef" officeooo:paragraph-rsid="002a1b4c" style:font-size-asian="10.5pt" loext:shadow="none"/>
    </style:style>
    <style:style style:name="P13" style:family="paragraph" style:parent-style-name="Standard">
      <style:text-properties style:font-name="Liberation Sans1" fo:font-size="10pt" fo:language="en" fo:country="US" officeooo:rsid="001b02ef" officeooo:paragraph-rsid="002a8c84" style:font-size-asian="10.5pt" loext:shadow="none"/>
    </style:style>
    <style:style style:name="P14" style:family="paragraph" style:parent-style-name="Standard">
      <style:text-properties style:font-name="Liberation Sans1" fo:font-size="10pt" fo:language="en" fo:country="US" officeooo:rsid="001b02ef" officeooo:paragraph-rsid="002c27bc" style:font-size-asian="10.5pt" loext:shadow="none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22pt" fo:language="en" fo:country="US" fo:font-weight="bold" officeooo:rsid="0017e6d8" officeooo:paragraph-rsid="0025d0ba" style:font-size-asian="22pt" style:font-weight-asian="bold" style:font-size-complex="22pt" style:font-weight-complex="bold" loext:shadow="none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8pt" fo:language="en" fo:country="US" officeooo:rsid="0017e6d8" officeooo:paragraph-rsid="0025d0ba" style:font-size-asian="18pt" style:font-size-complex="18pt" loext:shadow="none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2e96a1" officeooo:paragraph-rsid="002e96a1" style:font-size-asian="7pt" style:font-size-complex="8pt" loext:shadow="none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8pt" fo:language="en" fo:country="US" officeooo:rsid="0017e6d8" officeooo:paragraph-rsid="0017e6d8" style:font-size-asian="7pt" style:font-size-complex="8pt" loext:shadow="none"/>
    </style:style>
    <style:style style:name="P19" style:family="paragraph" style:parent-style-name="Standard">
      <style:text-properties style:font-name="Liberation Sans1" fo:font-size="12pt" fo:language="en" fo:country="US" officeooo:rsid="001b02ef" officeooo:paragraph-rsid="001dfa38" style:font-size-asian="12pt" loext:shadow="none"/>
    </style:style>
    <style:style style:name="P20" style:family="paragraph" style:parent-style-name="Standard">
      <style:text-properties style:font-name="Liberation Sans1" fo:font-size="12pt" fo:language="en" fo:country="US" officeooo:rsid="001b02ef" officeooo:paragraph-rsid="0022f1c5" style:font-size-asian="12pt" loext:shadow="none"/>
    </style:style>
    <style:style style:name="P21" style:family="paragraph" style:parent-style-name="Standard"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22" style:family="paragraph" style:parent-style-name="Standard"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23" style:family="paragraph" style:parent-style-name="Standard">
      <style:text-properties style:font-name="Liberation Sans1" fo:font-size="12pt" fo:language="en" fo:country="US" officeooo:rsid="001b02ef" officeooo:paragraph-rsid="002a8c84" style:font-size-asian="12pt" loext:shadow="none"/>
    </style:style>
    <style:style style:name="P24" style:family="paragraph" style:parent-style-name="Standard"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25" style:family="paragraph" style:parent-style-name="Standard">
      <style:text-properties style:font-name="Liberation Sans1" fo:font-size="12pt" fo:language="en" fo:country="US" fo:font-weight="bold" officeooo:rsid="001b02ef" officeooo:paragraph-rsid="001e52f3" style:font-size-asian="12pt" style:font-weight-asian="bold" style:font-size-complex="12pt" style:font-weight-complex="bold" loext:shadow="none"/>
    </style:style>
    <style:style style:name="P26" style:family="paragraph" style:parent-style-name="Standard">
      <style:text-properties style:font-name="Liberation Sans" fo:font-size="10pt" fo:language="en" fo:country="US" officeooo:rsid="001b02ef" officeooo:paragraph-rsid="001b02ef" style:font-size-asian="10.5pt" loext:shadow="none"/>
    </style:style>
    <style:style style:name="P27" style:family="paragraph" style:parent-style-name="Standard">
      <style:text-properties style:font-name="Liberation Sans" fo:font-size="10pt" fo:language="en" fo:country="US" officeooo:rsid="001b02ef" officeooo:paragraph-rsid="001ce1de" style:font-size-asian="10.5pt" loext:shadow="none"/>
    </style:style>
    <style:style style:name="P28" style:family="paragraph" style:parent-style-name="Standard">
      <style:text-properties style:font-name="Liberation Sans" fo:font-size="10pt" fo:language="en" fo:country="US" officeooo:rsid="001b02ef" officeooo:paragraph-rsid="001dfa38" style:font-size-asian="10.5pt" loext:shadow="none"/>
    </style:style>
    <style:style style:name="P29" style:family="paragraph" style:parent-style-name="Standard">
      <style:text-properties style:font-name="Liberation Sans" fo:font-size="10pt" fo:language="en" fo:country="US" officeooo:rsid="001b02ef" officeooo:paragraph-rsid="0022f1c5" style:font-size-asian="10.5pt" loext:shadow="none"/>
    </style:style>
    <style:style style:name="P30" style:family="paragraph" style:parent-style-name="Standard">
      <style:text-properties style:font-name="Liberation Sans" fo:font-size="10pt" fo:language="en" fo:country="US" officeooo:rsid="001b02ef" officeooo:paragraph-rsid="00277529" style:font-size-asian="10.5pt" loext:shadow="none"/>
    </style:style>
    <style:style style:name="P31" style:family="paragraph" style:parent-style-name="Standard">
      <style:text-properties style:font-name="Liberation Sans" fo:font-size="10pt" fo:language="en" fo:country="US" officeooo:rsid="001b02ef" officeooo:paragraph-rsid="0029cb87" style:font-size-asian="10.5pt" loext:shadow="none"/>
    </style:style>
    <style:style style:name="P32" style:family="paragraph" style:parent-style-name="Standard">
      <style:text-properties style:font-name="Liberation Sans" fo:font-size="10pt" fo:language="en" fo:country="US" officeooo:rsid="001b02ef" officeooo:paragraph-rsid="002a1b4c" style:font-size-asian="10.5pt" loext:shadow="none"/>
    </style:style>
    <style:style style:name="P33" style:family="paragraph" style:parent-style-name="Standard">
      <style:text-properties style:font-name="Liberation Sans" fo:font-size="10pt" fo:language="en" fo:country="US" officeooo:rsid="001b02ef" officeooo:paragraph-rsid="002c27bc" style:font-size-asian="10.5pt" loext:shadow="none"/>
    </style:style>
    <style:style style:name="P34" style:family="paragraph" style:parent-style-name="Standard">
      <style:text-properties style:font-name="Liberation Sans" fo:font-size="10pt" fo:language="en" fo:country="US" fo:font-style="italic" officeooo:rsid="001b02ef" officeooo:paragraph-rsid="001b02ef" style:font-size-asian="10.5pt" style:font-style-asian="italic" style:font-style-complex="italic" loext:shadow="none"/>
    </style:style>
    <style:style style:name="P35" style:family="paragraph" style:parent-style-name="Standard">
      <style:text-properties style:font-name="Liberation Sans" fo:font-size="10pt" fo:language="en" fo:country="US" fo:font-style="italic" officeooo:rsid="001b02ef" officeooo:paragraph-rsid="001ce1de" style:font-size-asian="10.5pt" style:font-style-asian="italic" style:font-style-complex="italic" loext:shadow="none"/>
    </style:style>
    <style:style style:name="P36" style:family="paragraph" style:parent-style-name="Standard">
      <style:text-properties style:font-name="Liberation Sans" fo:font-size="10pt" fo:language="en" fo:country="US" fo:font-style="italic" officeooo:rsid="001b02ef" officeooo:paragraph-rsid="001dfa38" style:font-size-asian="10.5pt" style:font-style-asian="italic" style:font-style-complex="italic" loext:shadow="none"/>
    </style:style>
    <style:style style:name="P37" style:family="paragraph" style:parent-style-name="Standard">
      <style:text-properties style:font-name="Liberation Sans" fo:font-size="10pt" fo:language="en" fo:country="US" fo:font-style="italic" officeooo:rsid="001b02ef" officeooo:paragraph-rsid="0022f1c5" style:font-size-asian="10.5pt" style:font-style-asian="italic" style:font-style-complex="italic" loext:shadow="none"/>
    </style:style>
    <style:style style:name="P38" style:family="paragraph" style:parent-style-name="Standard">
      <style:text-properties style:font-name="Liberation Sans" fo:font-size="10pt" fo:language="en" fo:country="US" fo:font-style="italic" officeooo:rsid="001b02ef" officeooo:paragraph-rsid="00277529" style:font-size-asian="10.5pt" style:font-style-asian="italic" style:font-style-complex="italic" loext:shadow="none"/>
    </style:style>
    <style:style style:name="P39" style:family="paragraph" style:parent-style-name="Standard">
      <style:text-properties style:font-name="Liberation Sans" fo:font-size="10pt" fo:language="en" fo:country="US" fo:font-style="italic" officeooo:rsid="001b02ef" officeooo:paragraph-rsid="0029cb87" style:font-size-asian="10.5pt" style:font-style-asian="italic" style:font-style-complex="italic" loext:shadow="none"/>
    </style:style>
    <style:style style:name="P40" style:family="paragraph" style:parent-style-name="Standard">
      <style:text-properties style:font-name="Liberation Sans" fo:font-size="10pt" fo:language="en" fo:country="US" fo:font-style="italic" officeooo:rsid="001b02ef" officeooo:paragraph-rsid="002a1b4c" style:font-size-asian="10.5pt" style:font-style-asian="italic" style:font-style-complex="italic" loext:shadow="none"/>
    </style:style>
    <style:style style:name="P41" style:family="paragraph" style:parent-style-name="Standard">
      <style:text-properties style:font-name="Liberation Sans" fo:font-size="10pt" fo:language="en" fo:country="US" fo:font-style="italic" officeooo:rsid="001b02ef" officeooo:paragraph-rsid="002b4e6c" style:font-size-asian="10.5pt" style:font-style-asian="italic" style:font-style-complex="italic" loext:shadow="none"/>
    </style:style>
    <style:style style:name="P42" style:family="paragraph" style:parent-style-name="Standard">
      <style:text-properties style:font-name="Liberation Sans" fo:font-size="10pt" fo:language="en" fo:country="US" fo:font-style="italic" officeooo:rsid="001b02ef" officeooo:paragraph-rsid="002c27bc" style:font-size-asian="10.5pt" style:font-style-asian="italic" style:font-style-complex="italic" loext:shadow="none"/>
    </style:style>
    <style:style style:name="P43" style:family="paragraph" style:parent-style-name="Standard">
      <style:text-properties style:font-name="Liberation Mono" fo:font-size="10pt" fo:language="en" fo:country="US" officeooo:rsid="001b02ef" officeooo:paragraph-rsid="001b02ef" style:font-size-asian="10.5pt" loext:shadow="none"/>
    </style:style>
    <style:style style:name="P44" style:family="paragraph" style:parent-style-name="Standard">
      <style:text-properties style:font-name="Liberation Mono" fo:font-size="10pt" fo:language="en" fo:country="US" officeooo:rsid="001b02ef" officeooo:paragraph-rsid="001ce1de" style:font-size-asian="10.5pt" loext:shadow="none"/>
    </style:style>
    <style:style style:name="P45" style:family="paragraph" style:parent-style-name="Standard">
      <style:text-properties style:font-name="Liberation Mono" fo:font-size="10pt" fo:language="en" fo:country="US" officeooo:rsid="001b02ef" officeooo:paragraph-rsid="001dfa38" style:font-size-asian="10.5pt" loext:shadow="none"/>
    </style:style>
    <style:style style:name="P46" style:family="paragraph" style:parent-style-name="Standard">
      <style:text-properties style:font-name="Liberation Mono" fo:font-size="10pt" fo:language="en" fo:country="US" officeooo:rsid="001b02ef" officeooo:paragraph-rsid="0022f1c5" style:font-size-asian="10.5pt" loext:shadow="none"/>
    </style:style>
    <style:style style:name="P47" style:family="paragraph" style:parent-style-name="Standard">
      <style:text-properties style:font-name="Liberation Mono" fo:font-size="10pt" fo:language="en" fo:country="US" officeooo:rsid="001b02ef" officeooo:paragraph-rsid="00277529" style:font-size-asian="10.5pt" loext:shadow="none"/>
    </style:style>
    <style:style style:name="P48" style:family="paragraph" style:parent-style-name="Standard">
      <style:text-properties style:font-name="Liberation Mono" fo:font-size="10pt" fo:language="en" fo:country="US" officeooo:rsid="001b02ef" officeooo:paragraph-rsid="0029cb87" style:font-size-asian="10.5pt" loext:shadow="none"/>
    </style:style>
    <style:style style:name="P49" style:family="paragraph" style:parent-style-name="Standard">
      <style:text-properties style:font-name="Liberation Mono" fo:font-size="10pt" fo:language="en" fo:country="US" officeooo:rsid="001b02ef" officeooo:paragraph-rsid="002a1b4c" style:font-size-asian="10.5pt" loext:shadow="none"/>
    </style:style>
    <style:style style:name="P50" style:family="paragraph" style:parent-style-name="Standard">
      <style:text-properties style:font-name="Liberation Mono" fo:font-size="10pt" fo:language="en" fo:country="US" officeooo:rsid="001b02ef" officeooo:paragraph-rsid="002c27bc" style:font-size-asian="10.5pt" loext:shadow="none"/>
    </style:style>
    <style:style style:name="P51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b02ef" officeooo:paragraph-rsid="001dfa38" style:font-size-asian="12pt" style:font-weight-asian="bold" style:font-size-complex="12pt" style:font-weight-complex="bold" loext:shadow="none"/>
    </style:style>
    <style:style style:name="P52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1e52f3" style:font-size-asian="12pt" loext:shadow="none"/>
    </style:style>
    <style:style style:name="P53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77529" style:font-size-asian="12pt" loext:shadow="none"/>
    </style:style>
    <style:style style:name="P54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9cb87" style:font-size-asian="12pt" loext:shadow="none"/>
    </style:style>
    <style:style style:name="P55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a1b4c" style:font-size-asian="12pt" loext:shadow="none"/>
    </style:style>
    <style:style style:name="P56" style:family="paragraph" style:parent-style-name="Standard">
      <style:paragraph-properties fo:break-before="page"/>
      <style:text-properties style:font-name="Liberation Sans1" fo:font-size="12pt" fo:language="en" fo:country="US" officeooo:rsid="001b02ef" officeooo:paragraph-rsid="002c27bc" style:font-size-asian="12pt" loext:shadow="none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58" style:family="paragraph" style:parent-style-name="Table_20_Contents">
      <style:text-properties style:font-name="Liberation Sans1" fo:font-size="10pt" fo:language="en" fo:country="US" officeooo:rsid="00146518" officeooo:paragraph-rsid="00146518" style:font-size-asian="10.5pt" loext:shadow="none"/>
    </style:style>
    <style:style style:name="P59" style:family="paragraph" style:parent-style-name="Table_20_Contents">
      <style:text-properties style:font-name="Liberation Sans1" fo:font-size="10pt" fo:language="en" fo:country="US" officeooo:rsid="00146518" officeooo:paragraph-rsid="00161ef7" style:font-size-asian="10.5pt" loext:shadow="none"/>
    </style:style>
    <style:style style:name="P60" style:family="paragraph" style:parent-style-name="Table_20_Contents">
      <style:text-properties style:font-name="Liberation Sans1" fo:font-size="10pt" fo:language="en" fo:country="US" officeooo:rsid="00146518" officeooo:paragraph-rsid="00185bf9" style:font-size-asian="10.5pt" loext:shadow="none"/>
    </style:style>
    <style:style style:name="P61" style:family="paragraph" style:parent-style-name="Table_20_Contents">
      <style:text-properties style:font-name="Liberation Sans1" fo:font-size="10pt" fo:language="en" fo:country="US" officeooo:rsid="00146518" officeooo:paragraph-rsid="001955aa" style:font-size-asian="10.5pt" loext:shadow="none"/>
    </style:style>
    <style:style style:name="P62" style:family="paragraph" style:parent-style-name="Table_20_Contents"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61ef7" officeooo:paragraph-rsid="00161ef7" style:font-size-asian="10.5pt" loext:shadow="none"/>
    </style:style>
    <style:style style:name="P64" style:family="paragraph" style:parent-style-name="Table_20_Contents">
      <style:text-properties style:font-name="Liberation Sans1" fo:font-size="10pt" fo:language="en" fo:country="US" officeooo:rsid="00161ef7" officeooo:paragraph-rsid="002a1b4c" style:font-size-asian="10.5pt" loext:shadow="none"/>
    </style:style>
    <style:style style:name="P65" style:family="paragraph" style:parent-style-name="Table_20_Contents">
      <style:text-properties style:font-name="Liberation Sans1" fo:font-size="10pt" fo:language="en" fo:country="US" officeooo:rsid="00161ef7" officeooo:paragraph-rsid="001955aa" style:font-size-asian="10.5pt" loext:shadow="none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67" style:family="paragraph" style:parent-style-name="Table_20_Contents">
      <style:text-properties style:font-name="Liberation Sans1" fo:font-size="10pt" fo:language="en" fo:country="US" officeooo:rsid="001782f4" officeooo:paragraph-rsid="001782f4" style:font-size-asian="10.5pt" loext:shadow="none"/>
    </style:style>
    <style:style style:name="P68" style:family="paragraph" style:parent-style-name="Table_20_Contents">
      <style:text-properties style:font-name="Liberation Sans1" fo:font-size="10pt" fo:language="en" fo:country="US" officeooo:rsid="001782f4" officeooo:paragraph-rsid="00161ef7" style:font-size-asian="10.5pt" loext:shadow="none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0" style:family="paragraph" style:parent-style-name="Table_20_Contents">
      <style:text-properties style:font-name="Liberation Sans1" fo:font-size="10pt" fo:language="en" fo:country="US" officeooo:rsid="00185bf9" officeooo:paragraph-rsid="00185bf9" style:font-size-asian="10.5pt" loext:shadow="none"/>
    </style:style>
    <style:style style:name="P71" style:family="paragraph" style:parent-style-name="Table_20_Contents">
      <style:text-properties style:font-name="Liberation Sans1" fo:font-size="10pt" fo:language="en" fo:country="US" officeooo:rsid="00185bf9" officeooo:paragraph-rsid="002a1b4c" style:font-size-asian="10.5pt" loext:shadow="none"/>
    </style:style>
    <style:style style:name="P72" style:family="paragraph" style:parent-style-name="Table_20_Contents">
      <style:text-properties style:font-name="Liberation Sans1" fo:font-size="10pt" fo:language="en" fo:country="US" officeooo:rsid="001955aa" officeooo:paragraph-rsid="00161ef7" style:font-size-asian="10.5pt" loext:shadow="none"/>
    </style:style>
    <style:style style:name="P73" style:family="paragraph" style:parent-style-name="Table_20_Contents">
      <style:text-properties style:font-name="Liberation Sans1" fo:font-size="10pt" fo:language="en" fo:country="US" officeooo:rsid="001955aa" officeooo:paragraph-rsid="00185bf9" style:font-size-asian="10.5pt" loext:shadow="none"/>
    </style:style>
    <style:style style:name="P74" style:family="paragraph" style:parent-style-name="Table_20_Contents">
      <style:text-properties style:font-name="Liberation Sans1" fo:font-size="10pt" fo:language="en" fo:country="US" officeooo:rsid="001955aa" officeooo:paragraph-rsid="002a1b4c" style:font-size-asian="10.5pt" loext:shadow="none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76" style:family="paragraph" style:parent-style-name="Table_20_Contents">
      <style:text-properties style:font-name="Liberation Sans1" fo:font-size="10pt" fo:language="en" fo:country="US" officeooo:rsid="001955aa" officeooo:paragraph-rsid="001955aa" style:font-size-asian="10.5pt" loext:shadow="none"/>
    </style:style>
    <style:style style:name="P77" style:family="paragraph" style:parent-style-name="Table_20_Contents">
      <style:text-properties style:font-name="Liberation Sans1" fo:font-size="10pt" fo:language="en" fo:country="US" style:font-size-asian="10.5pt" loext:shadow="none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style:font-size-asian="10.5pt" loext:shadow="none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b02ef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ce1de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1dfa38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2f1c5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77529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9cb87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a1b4c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1b02ef" officeooo:paragraph-rsid="002c27bc" style:font-size-asian="10.5pt"/>
    </style:style>
    <style:style style:name="P87" style:family="paragraph" style:parent-style-name="Table_20_Contents">
      <style:text-properties style:font-name="Liberation Sans1" fo:font-size="10pt" fo:language="en" fo:country="US" officeooo:rsid="001b02ef" officeooo:paragraph-rsid="001b02ef" style:font-size-asian="10.5pt"/>
    </style:style>
    <style:style style:name="P88" style:family="paragraph" style:parent-style-name="Table_20_Contents">
      <style:text-properties style:font-name="Liberation Sans1" fo:font-size="10pt" fo:language="en" fo:country="US" officeooo:rsid="001b02ef" officeooo:paragraph-rsid="001ce1de" style:font-size-asian="10.5pt"/>
    </style:style>
    <style:style style:name="P89" style:family="paragraph" style:parent-style-name="Table_20_Contents">
      <style:text-properties style:font-name="Liberation Sans1" fo:font-size="10pt" fo:language="en" fo:country="US" officeooo:rsid="001b02ef" officeooo:paragraph-rsid="001dfa38" style:font-size-asian="10.5pt"/>
    </style:style>
    <style:style style:name="P90" style:family="paragraph" style:parent-style-name="Table_20_Contents">
      <style:text-properties style:font-name="Liberation Sans1" fo:font-size="10pt" fo:language="en" fo:country="US" officeooo:rsid="001b02ef" officeooo:paragraph-rsid="0022f1c5" style:font-size-asian="10.5pt"/>
    </style:style>
    <style:style style:name="P91" style:family="paragraph" style:parent-style-name="Table_20_Contents">
      <style:text-properties style:font-name="Liberation Sans1" fo:font-size="10pt" fo:language="en" fo:country="US" officeooo:rsid="001b02ef" officeooo:paragraph-rsid="00277529" style:font-size-asian="10.5pt"/>
    </style:style>
    <style:style style:name="P92" style:family="paragraph" style:parent-style-name="Table_20_Contents">
      <style:text-properties style:font-name="Liberation Sans1" fo:font-size="10pt" fo:language="en" fo:country="US" officeooo:rsid="001b02ef" officeooo:paragraph-rsid="0029cb87" style:font-size-asian="10.5pt"/>
    </style:style>
    <style:style style:name="P93" style:family="paragraph" style:parent-style-name="Table_20_Contents">
      <style:text-properties style:font-name="Liberation Sans1" fo:font-size="10pt" fo:language="en" fo:country="US" officeooo:rsid="001b02ef" officeooo:paragraph-rsid="002a1b4c" style:font-size-asian="10.5pt"/>
    </style:style>
    <style:style style:name="P94" style:family="paragraph" style:parent-style-name="Table_20_Contents">
      <style:text-properties style:font-name="Liberation Sans1" fo:font-size="10pt" fo:language="en" fo:country="US" officeooo:rsid="001b02ef" officeooo:paragraph-rsid="002c27bc" style:font-size-asian="10.5pt"/>
    </style:style>
    <style:style style:name="P95" style:family="paragraph" style:parent-style-name="Table_20_Contents">
      <style:text-properties style:font-name="Liberation Sans1" fo:font-size="10pt" fo:language="en" fo:country="US" officeooo:rsid="00218886" officeooo:paragraph-rsid="00218886" style:font-size-asian="10.5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18886" style:font-size-asian="10.5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2f1c5" style:font-size-asian="10.5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77529" style:font-size-asian="10.5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18886" officeooo:paragraph-rsid="0029cb87" style:font-size-asian="10.5pt"/>
    </style:style>
    <style:style style:name="P100" style:family="paragraph" style:parent-style-name="Table_20_Contents">
      <style:text-properties style:font-name="Liberation Sans1" fo:font-size="10pt" fo:language="en" fo:country="US" officeooo:rsid="00218886" officeooo:paragraph-rsid="0022f1c5" style:font-size-asian="10.5pt"/>
    </style:style>
    <style:style style:name="P101" style:family="paragraph" style:parent-style-name="Table_20_Contents">
      <style:text-properties style:font-name="Liberation Sans1" fo:font-size="10pt" fo:language="en" fo:country="US" officeooo:rsid="00218886" officeooo:paragraph-rsid="00277529" style:font-size-asian="10.5pt"/>
    </style:style>
    <style:style style:name="P102" style:family="paragraph" style:parent-style-name="Table_20_Contents">
      <style:text-properties style:font-name="Liberation Sans1" fo:font-size="10pt" fo:language="en" fo:country="US" officeooo:rsid="00218886" officeooo:paragraph-rsid="0029cb87" style:font-size-asian="10.5pt"/>
    </style:style>
    <style:style style:name="P103" style:family="paragraph" style:parent-style-name="Table_20_Contents">
      <style:text-properties style:font-name="Liberation Sans1" fo:font-size="10pt" fo:language="en" fo:country="US" officeooo:rsid="0022f1c5" officeooo:paragraph-rsid="0022f1c5" style:font-size-asian="10.5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2f1c5" style:font-size-asian="10.5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77529" style:font-size-asian="10.5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2f1c5" officeooo:paragraph-rsid="0029cb87" style:font-size-asian="10.5pt"/>
    </style:style>
    <style:style style:name="P107" style:family="paragraph" style:parent-style-name="Table_20_Contents">
      <style:text-properties style:font-name="Liberation Sans1" fo:font-size="10pt" fo:language="en" fo:country="US" officeooo:rsid="0022f1c5" officeooo:paragraph-rsid="00277529" style:font-size-asian="10.5pt"/>
    </style:style>
    <style:style style:name="P108" style:family="paragraph" style:parent-style-name="Table_20_Contents">
      <style:text-properties style:font-name="Liberation Sans1" fo:font-size="10pt" fo:language="en" fo:country="US" officeooo:rsid="0022f1c5" officeooo:paragraph-rsid="0029cb87" style:font-size-asian="10.5pt"/>
    </style:style>
    <style:style style:name="P109" style:family="paragraph" style:parent-style-name="Table_20_Contents">
      <style:text-properties style:font-name="Liberation Sans1" fo:font-size="10pt" fo:language="en" fo:country="US" officeooo:rsid="002e96a1" officeooo:paragraph-rsid="002e96a1" style:font-size-asian="10.5pt"/>
    </style:style>
    <style:style style:name="P110" style:family="paragraph" style:parent-style-name="Table_20_Contents">
      <style:text-properties style:font-name="Liberation Sans1" fo:font-size="10pt" fo:language="en" fo:country="US" officeooo:rsid="0033c091" officeooo:paragraph-rsid="0033c091" style:font-size-asian="10.5pt"/>
    </style:style>
    <style:style style:name="P111" style:family="paragraph" style:parent-style-name="Table_20_Contents">
      <style:text-properties style:font-name="Liberation Sans1" fo:font-size="10pt" fo:language="en" fo:country="US" officeooo:rsid="0033c091" officeooo:paragraph-rsid="0035b955" style:font-size-asian="10.5pt"/>
    </style:style>
    <style:style style:name="P112" style:family="paragraph" style:parent-style-name="Table_20_Contents">
      <style:text-properties style:font-name="Liberation Sans1" fo:font-size="10pt" fo:language="en" fo:country="US" officeooo:rsid="0033c091" officeooo:paragraph-rsid="00377c36" style:font-size-asian="10.5pt"/>
    </style:style>
    <style:style style:name="P113" style:family="paragraph" style:parent-style-name="Table_20_Contents">
      <style:text-properties style:font-name="Liberation Sans1" fo:font-size="10pt" fo:language="en" fo:country="US" officeooo:rsid="0033c091" officeooo:paragraph-rsid="0037d1f9" style:font-size-asian="10.5pt"/>
    </style:style>
    <style:style style:name="P114" style:family="paragraph" style:parent-style-name="Table_20_Contents">
      <style:text-properties style:font-name="Liberation Sans1" fo:font-size="10pt" fo:language="en" fo:country="US" officeooo:rsid="0033c091" officeooo:paragraph-rsid="003d2cb7" style:font-size-asian="10.5pt"/>
    </style:style>
    <style:style style:name="P115" style:family="paragraph" style:parent-style-name="Table_20_Contents">
      <style:text-properties style:font-name="Liberation Sans1" fo:font-size="10pt" fo:language="en" fo:country="US" officeooo:rsid="0030444a" officeooo:paragraph-rsid="0033c091" style:font-size-asian="10.5pt"/>
    </style:style>
    <style:style style:name="P116" style:family="paragraph" style:parent-style-name="Table_20_Contents">
      <style:text-properties style:font-name="Liberation Sans1" fo:font-size="10pt" fo:language="en" fo:country="US" officeooo:rsid="0030444a" officeooo:paragraph-rsid="0035b955" style:font-size-asian="10.5pt"/>
    </style:style>
    <style:style style:name="P117" style:family="paragraph" style:parent-style-name="Table_20_Contents">
      <style:text-properties style:font-name="Liberation Sans1" fo:font-size="10pt" fo:language="en" fo:country="US" officeooo:rsid="0030444a" officeooo:paragraph-rsid="0030444a" style:font-size-asian="10.5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0444a" officeooo:paragraph-rsid="0030444a" style:font-size-asian="10.5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5b955" officeooo:paragraph-rsid="0035b955" style:font-size-asian="10.5pt"/>
    </style:style>
    <style:style style:name="P120" style:family="paragraph" style:parent-style-name="Table_20_Contents">
      <style:text-properties style:font-name="Liberation Sans1" fo:font-size="10pt" fo:language="en" fo:country="US" officeooo:rsid="002a1b4c" officeooo:paragraph-rsid="002a1b4c" style:font-size-asian="10.5pt"/>
    </style:style>
    <style:style style:name="P121" style:family="paragraph" style:parent-style-name="Table_20_Contents">
      <style:text-properties style:font-name="Liberation Sans1" fo:font-size="10pt" fo:language="en" fo:country="US" officeooo:rsid="002a1b4c" officeooo:paragraph-rsid="002c27bc" style:font-size-asian="10.5pt"/>
    </style:style>
    <style:style style:name="P122" style:family="paragraph" style:parent-style-name="Table_20_Contents">
      <style:paragraph-properties fo:text-align="center" style:justify-single-word="false"/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23" style:family="paragraph" style:parent-style-name="Table_20_Contents">
      <style:text-properties fo:color="#808080" style:font-name="Liberation Sans1" fo:font-size="10pt" fo:language="en" fo:country="US" officeooo:rsid="001782f4" officeooo:paragraph-rsid="001782f4" style:font-size-asian="10.5pt" loext:shadow="none"/>
    </style:style>
    <style:style style:name="P124" style:family="paragraph" style:parent-style-name="Table_20_Contents">
      <style:text-properties fo:color="#808080" style:font-name="Liberation Sans1" fo:font-size="10pt" fo:language="en" fo:country="US" officeooo:rsid="0017e6d8" officeooo:paragraph-rsid="0017e6d8" style:font-size-asian="10.5pt" loext:shadow="none"/>
    </style:style>
    <style:style style:name="P125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82f4" style:font-size-asian="10.5pt" style:font-style-asian="italic" style:font-weight-asian="bold" style:font-style-complex="italic" style:font-weight-complex="bold" loext:shadow="none"/>
    </style:style>
    <style:style style:name="P126" style:family="paragraph" style:parent-style-name="Table_20_Contents">
      <style:text-properties fo:color="#808080" style:font-name="Liberation Sans1" fo:font-size="10pt" fo:language="en" fo:country="US" fo:font-style="italic" fo:font-weight="bold" officeooo:rsid="001782f4" officeooo:paragraph-rsid="0017e6d8" style:font-size-asian="10.5pt" style:font-style-asian="italic" style:font-weight-asian="bold" style:font-style-complex="italic" style:font-weight-complex="bold" loext:shadow="none"/>
    </style:style>
    <style:style style:name="P127" style:family="paragraph" style:parent-style-name="Standard">
      <style:text-properties style:font-name="Liberation Mono" fo:font-size="10pt" fo:language="en" fo:country="US" officeooo:rsid="001b02ef" officeooo:paragraph-rsid="004d2eef" style:font-size-asian="10.5pt" loext:shadow="none"/>
    </style:style>
    <style:style style:name="P128" style:family="paragraph" style:parent-style-name="Standard">
      <style:text-properties style:font-name="Liberation Mono" fo:font-size="10pt" fo:language="en" fo:country="US" officeooo:rsid="001b02ef" officeooo:paragraph-rsid="0029cb87" style:font-size-asian="10.5pt" loext:shadow="none"/>
    </style:style>
    <style:style style:name="P129" style:family="paragraph" style:parent-style-name="Standard">
      <style:text-properties style:font-name="Liberation Mono" fo:font-size="10pt" fo:language="en" fo:country="US" officeooo:rsid="004d2eef" officeooo:paragraph-rsid="004d2eef" style:font-size-asian="10.5pt" loext:shadow="none"/>
    </style:style>
    <style:style style:name="P130" style:family="paragraph" style:parent-style-name="Standard">
      <style:text-properties style:font-name="Liberation Sans1" fo:font-size="10pt" fo:language="en" fo:country="US" officeooo:rsid="00315e32" officeooo:paragraph-rsid="004d2eef" style:font-size-asian="10.5pt" loext:shadow="none"/>
    </style:style>
    <style:style style:name="P131" style:family="paragraph" style:parent-style-name="Standard">
      <style:text-properties style:font-name="Liberation Sans1" fo:font-size="10pt" fo:language="en" fo:country="US" officeooo:rsid="001b02ef" officeooo:paragraph-rsid="004e717e" style:font-size-asian="10.5pt" loext:shadow="none"/>
    </style:style>
    <style:style style:name="P132" style:family="paragraph" style:parent-style-name="Table_20_Contents">
      <style:text-properties style:font-name="Liberation Sans1" fo:font-size="10pt" fo:language="en" fo:country="US" officeooo:rsid="0033c091" officeooo:paragraph-rsid="0037d1f9" style:font-size-asian="10.5pt"/>
    </style:style>
    <style:style style:name="P133" style:family="paragraph" style:parent-style-name="Table_20_Contents">
      <style:text-properties style:font-name="Liberation Sans1" fo:font-size="10pt" fo:language="en" fo:country="US" officeooo:rsid="0033c091" officeooo:paragraph-rsid="00377c36" style:font-size-asian="10.5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0444a" officeooo:paragraph-rsid="0030444a" style:font-size-asian="10.5pt"/>
    </style:style>
    <style:style style:name="P135" style:family="paragraph" style:parent-style-name="Table_20_Contents">
      <style:text-properties style:font-name="Liberation Sans1" fo:font-size="10pt" fo:language="en" fo:country="US" officeooo:rsid="0030444a" officeooo:paragraph-rsid="0030444a" style:font-size-asian="10.5pt"/>
    </style:style>
    <style:style style:name="P136" style:family="paragraph" style:parent-style-name="Table_20_Contents">
      <style:text-properties style:font-name="Liberation Sans1" fo:font-size="10pt" fo:language="en" fo:country="US" officeooo:rsid="0030444a" officeooo:paragraph-rsid="0032d917" style:font-size-asian="10.5pt"/>
    </style:style>
    <style:style style:name="P137" style:family="paragraph" style:parent-style-name="Table_20_Contents">
      <style:text-properties style:font-name="Liberation Sans1" fo:font-size="10pt" fo:language="en" fo:country="US" officeooo:rsid="00377c36" officeooo:paragraph-rsid="00377c36" style:font-size-asian="10.5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d2eef" officeooo:paragraph-rsid="004d2eef" style:font-size-asian="10.5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35b955" officeooo:paragraph-rsid="0035b955" style:font-size-asian="10.5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2e96a1" style:font-size-asian="10.5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2e96a1" officeooo:paragraph-rsid="004fe93d" style:font-size-asian="10.5pt"/>
    </style:style>
    <style:style style:name="P142" style:family="paragraph" style:parent-style-name="Table_20_Contents">
      <style:text-properties style:font-name="Liberation Sans1" fo:font-size="10pt" fo:language="en" fo:country="US" officeooo:rsid="002e96a1" officeooo:paragraph-rsid="002e96a1" style:font-size-asian="10.5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e717e" officeooo:paragraph-rsid="004e717e" style:font-size-asian="10.5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4feef0" officeooo:paragraph-rsid="004feef0" style:font-size-asian="10.5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1" fo:font-size="10pt" fo:language="en" fo:country="US" officeooo:rsid="0051b030" officeooo:paragraph-rsid="0051b030" style:font-size-asian="10.5pt"/>
    </style:style>
    <style:style style:name="T1" style:family="text">
      <style:text-properties officeooo:rsid="00161ef7"/>
    </style:style>
    <style:style style:name="T2" style:family="text">
      <style:text-properties officeooo:rsid="001782f4"/>
    </style:style>
    <style:style style:name="T3" style:family="text">
      <style:text-properties officeooo:rsid="001955aa"/>
    </style:style>
    <style:style style:name="T4" style:family="text">
      <style:text-properties officeooo:rsid="001ce1de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officeooo:rsid="001d06fc" style:font-weight-asian="bold" style:font-size-complex="12pt" style:font-weight-complex="bold"/>
    </style:style>
    <style:style style:name="T7" style:family="text">
      <style:text-properties fo:font-weight="bold" officeooo:rsid="001dfa38" style:font-weight-asian="bold" style:font-size-complex="12pt" style:font-weight-complex="bold"/>
    </style:style>
    <style:style style:name="T8" style:family="text">
      <style:text-properties fo:font-weight="bold" officeooo:rsid="001e52f3" style:font-weight-asian="bold" style:font-size-complex="12pt" style:font-weight-complex="bold"/>
    </style:style>
    <style:style style:name="T9" style:family="text">
      <style:text-properties fo:font-weight="bold" officeooo:rsid="0022f1c5" style:font-weight-asian="bold" style:font-size-complex="12pt" style:font-weight-complex="bold"/>
    </style:style>
    <style:style style:name="T10" style:family="text">
      <style:text-properties fo:font-weight="bold" officeooo:rsid="002458b5" style:font-weight-asian="bold" style:font-size-complex="12pt" style:font-weight-complex="bold"/>
    </style:style>
    <style:style style:name="T11" style:family="text">
      <style:text-properties fo:font-weight="bold" officeooo:rsid="0025d0ba" style:font-weight-asian="bold" style:font-size-complex="12pt" style:font-weight-complex="bold"/>
    </style:style>
    <style:style style:name="T12" style:family="text">
      <style:text-properties fo:font-weight="bold" officeooo:rsid="00277529" style:font-weight-asian="bold" style:font-size-complex="12pt" style:font-weight-complex="bold"/>
    </style:style>
    <style:style style:name="T13" style:family="text">
      <style:text-properties fo:font-weight="bold" officeooo:rsid="0029cb87" style:font-weight-asian="bold" style:font-size-complex="12pt" style:font-weight-complex="bold"/>
    </style:style>
    <style:style style:name="T14" style:family="text">
      <style:text-properties fo:font-weight="bold" officeooo:rsid="002a1b4c" style:font-weight-asian="bold" style:font-size-complex="12pt" style:font-weight-complex="bold"/>
    </style:style>
    <style:style style:name="T15" style:family="text">
      <style:text-properties fo:font-weight="bold" officeooo:rsid="002a8c84" style:font-weight-asian="bold" style:font-size-complex="12pt" style:font-weight-complex="bold"/>
    </style:style>
    <style:style style:name="T16" style:family="text">
      <style:text-properties fo:font-weight="bold" officeooo:rsid="002c27bc" style:font-weight-asian="bold" style:font-size-complex="12pt" style:font-weight-complex="bold"/>
    </style:style>
    <style:style style:name="T17" style:family="text">
      <style:text-properties officeooo:rsid="001d06fc"/>
    </style:style>
    <style:style style:name="T18" style:family="text">
      <style:text-properties officeooo:rsid="001dfa38"/>
    </style:style>
    <style:style style:name="T19" style:family="text">
      <style:text-properties officeooo:rsid="001faa33"/>
    </style:style>
    <style:style style:name="T20" style:family="text">
      <style:text-properties officeooo:rsid="0022f1c5"/>
    </style:style>
    <style:style style:name="T21" style:family="text">
      <style:text-properties officeooo:rsid="002458b5"/>
    </style:style>
    <style:style style:name="T22" style:family="text">
      <style:text-properties officeooo:rsid="0025d0ba"/>
    </style:style>
    <style:style style:name="T23" style:family="text">
      <style:text-properties officeooo:rsid="00277529"/>
    </style:style>
    <style:style style:name="T24" style:family="text">
      <style:text-properties officeooo:rsid="00284915"/>
    </style:style>
    <style:style style:name="T25" style:family="text">
      <style:text-properties officeooo:rsid="00285dc3"/>
    </style:style>
    <style:style style:name="T26" style:family="text">
      <style:text-properties officeooo:rsid="0029cb87"/>
    </style:style>
    <style:style style:name="T27" style:family="text">
      <style:text-properties officeooo:rsid="002a1b4c"/>
    </style:style>
    <style:style style:name="T28" style:family="text">
      <style:text-properties officeooo:rsid="002a8c84"/>
    </style:style>
    <style:style style:name="T29" style:family="text">
      <style:text-properties officeooo:rsid="002c27bc"/>
    </style:style>
    <style:style style:name="T30" style:family="text">
      <style:text-properties officeooo:rsid="00315e32"/>
    </style:style>
    <style:style style:name="T31" style:family="text">
      <style:text-properties officeooo:rsid="0032d917"/>
    </style:style>
    <style:style style:name="T32" style:family="text">
      <style:text-properties officeooo:rsid="0035b955"/>
    </style:style>
    <style:style style:name="T33" style:family="text">
      <style:text-properties officeooo:rsid="00377c36"/>
    </style:style>
    <style:style style:name="T34" style:family="text">
      <style:text-properties officeooo:rsid="0037d1f9"/>
    </style:style>
    <style:style style:name="T35" style:family="text">
      <style:text-properties officeooo:rsid="003d2cb7"/>
    </style:style>
    <style:style style:name="T36" style:family="text">
      <style:text-properties officeooo:rsid="003e844c"/>
    </style:style>
    <style:style style:name="T37" style:family="text">
      <style:text-properties officeooo:rsid="0040c575"/>
    </style:style>
    <style:style style:name="T38" style:family="text">
      <style:text-properties officeooo:rsid="0043ec48"/>
    </style:style>
    <style:style style:name="T39" style:family="text">
      <style:text-properties officeooo:rsid="0044ed55"/>
    </style:style>
    <style:style style:name="T40" style:family="text">
      <style:text-properties officeooo:rsid="0049ba28"/>
    </style:style>
    <style:style style:name="T41" style:family="text">
      <style:text-properties officeooo:rsid="0043ec48" fo:background-color="#ffff00" loext:char-shading-value="0"/>
    </style:style>
    <style:style style:name="T42" style:family="text">
      <style:text-properties officeooo:rsid="004d2eef"/>
    </style:style>
    <style:style style:name="T43" style:family="text">
      <style:text-properties officeooo:rsid="004e717e"/>
    </style:style>
    <style:style style:name="T44" style:family="text">
      <style:text-properties officeooo:rsid="004fe93d"/>
    </style:style>
    <style:style style:name="T45" style:family="text">
      <style:text-properties officeooo:rsid="004fe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asicAirData – A<text:span text:style-name="T22">ir </text:span>D<text:span text:style-name="T22">ata </text:span>C<text:span text:style-name="T22">omputer</text:span></text:p>
      <text:p text:style-name="P16"/>
      <text:p text:style-name="P16"><text:span text:style-name="T24">Communication Protocol - </text:span>Common Message Set</text:p>
      <text:p text:style-name="P17">Draft Version 2017 17 03</text:p>
      <text:p text:style-name="P18"><text:span text:style-name="T22">Draft</text:span> Version – 2017 01 04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7">ID</text:p>
          </table:table-cell>
          <table:table-cell table:style-name="Table1.A1" office:value-type="string">
            <text:p text:style-name="P58">Field <text:span text:style-name="T1">String</text:span></text:p>
          </table:table-cell>
          <table:table-cell table:style-name="Table1.A1" office:value-type="string">
            <text:p text:style-name="P58">Field <text:span text:style-name="T1">Name</text:span></text:p>
          </table:table-cell>
          <table:table-cell table:style-name="Table1.D1" office:value-type="string">
            <text:p text:style-name="P58">Description</text:p>
          </table:table-cell>
        </table:table-row>
        <table:table-row>
          <table:table-cell table:style-name="Table1.A4" office:value-type="string">
            <text:p text:style-name="P57">0</text:p>
          </table:table-cell>
          <table:table-cell table:style-name="Table1.B4" office:value-type="string">
            <text:p text:style-name="P62"><text:span text:style-name="T2">H</text:span>B<text:span text:style-name="T22">Q</text:span></text:p>
          </table:table-cell>
          <table:table-cell table:style-name="Table1.C4" office:value-type="string">
            <text:p text:style-name="P62">HEARTBEAT_<text:span text:style-name="T21">REQ</text:span></text:p>
          </table:table-cell>
          <table:table-cell table:style-name="Table1.D4" office:value-type="string">
            <text:p text:style-name="P58"><text:span text:style-name="T1">Check</text:span> <text:span text:style-name="T1">if</text:span> the system is present and responding</text:p>
          </table:table-cell>
        </table:table-row>
        <table:table-row>
          <table:table-cell table:style-name="Table1.A4" office:value-type="string">
            <text:p text:style-name="P63">1</text:p>
          </table:table-cell>
          <table:table-cell table:style-name="Table1.B4" office:value-type="string">
            <text:p text:style-name="P62">HB<text:span text:style-name="T21">A</text:span></text:p>
          </table:table-cell>
          <table:table-cell table:style-name="Table1.C4" office:value-type="string">
            <text:p text:style-name="P62">HEARTBEAT_<text:span text:style-name="T21">ASSERT</text:span></text:p>
          </table:table-cell>
          <table:table-cell table:style-name="Table1.D4" office:value-type="string">
            <text:p text:style-name="P62">Answer about the system presence</text:p>
          </table:table-cell>
        </table:table-row>
        <table:table-row>
          <table:table-cell table:style-name="Table1.A4" office:value-type="string">
            <text:p text:style-name="P63"/>
          </table:table-cell>
          <table:table-cell table:style-name="Table1.B4" office:value-type="string">
            <text:p text:style-name="P62"/>
          </table:table-cell>
          <table:table-cell table:style-name="Table1.C4" office:value-type="string">
            <text:p text:style-name="P62"/>
          </table:table-cell>
          <table:table-cell table:style-name="Table1.D4" office:value-type="string">
            <text:p text:style-name="P62"/>
          </table:table-cell>
        </table:table-row>
        <table:table-row>
          <table:table-cell table:style-name="Table1.A5" office:value-type="string">
            <text:p text:style-name="P63">2</text:p>
          </table:table-cell>
          <table:table-cell table:style-name="Table1.B5" office:value-type="string">
            <text:p text:style-name="P58">T<text:span text:style-name="T1">MS</text:span></text:p>
          </table:table-cell>
          <table:table-cell table:style-name="Table1.C5" office:value-type="string">
            <text:p text:style-name="P58">TIME_<text:span text:style-name="T21">SET</text:span></text:p>
          </table:table-cell>
          <table:table-cell table:style-name="Table1.D5" office:value-type="string">
            <text:p text:style-name="P58">Set date and time of the A<text:span text:style-name="T1">DC</text:span></text:p>
          </table:table-cell>
        </table:table-row>
        <table:table-row>
          <table:table-cell table:style-name="Table1.A9" office:value-type="string">
            <text:p text:style-name="P63">3</text:p>
          </table:table-cell>
          <table:table-cell table:style-name="Table1.B9" office:value-type="string">
            <text:p text:style-name="P62">TM<text:span text:style-name="T22">Q</text:span></text:p>
          </table:table-cell>
          <table:table-cell table:style-name="Table1.C9" office:value-type="string">
            <text:p text:style-name="P62">TIME_<text:span text:style-name="T21">REQ</text:span></text:p>
          </table:table-cell>
          <table:table-cell table:style-name="Table1.D9" office:value-type="string">
            <text:p text:style-name="P58"><text:span text:style-name="T2">Ask for</text:span> date and time</text:p>
          </table:table-cell>
        </table:table-row>
        <table:table-row>
          <table:table-cell table:style-name="Table1.A9" office:value-type="string">
            <text:p text:style-name="P66">4</text:p>
          </table:table-cell>
          <table:table-cell table:style-name="Table1.B9" office:value-type="string">
            <text:p text:style-name="P67">TM<text:span text:style-name="T21">A</text:span></text:p>
          </table:table-cell>
          <table:table-cell table:style-name="Table1.C9" office:value-type="string">
            <text:p text:style-name="P67">TIME_<text:span text:style-name="T21">ASSERT</text:span></text:p>
          </table:table-cell>
          <table:table-cell table:style-name="Table1.D9" office:value-type="string">
            <text:p text:style-name="P67">The Datetime</text:p>
          </table:table-cell>
        </table:table-row>
        <table:table-row>
          <table:table-cell table:style-name="Table1.A9" office:value-type="string">
            <text:p text:style-name="P66"/>
          </table:table-cell>
          <table:table-cell table:style-name="Table1.B9" office:value-type="string">
            <text:p text:style-name="P67"/>
          </table:table-cell>
          <table:table-cell table:style-name="Table1.C9" office:value-type="string">
            <text:p text:style-name="P67"/>
          </table:table-cell>
          <table:table-cell table:style-name="Table1.D9" office:value-type="string">
            <text:p text:style-name="P67"/>
          </table:table-cell>
        </table:table-row>
        <table:table-row>
          <table:table-cell table:style-name="Table1.A9" office:value-type="string">
            <text:p text:style-name="P122">5</text:p>
          </table:table-cell>
          <table:table-cell table:style-name="Table1.B9" office:value-type="string">
            <text:p text:style-name="P123">ST<text:span text:style-name="T21">S</text:span></text:p>
          </table:table-cell>
          <table:table-cell table:style-name="Table1.C9" office:value-type="string">
            <text:p text:style-name="P123">STATUS_<text:span text:style-name="T21">SET</text:span></text:p>
          </table:table-cell>
          <table:table-cell table:style-name="Table1.D9" office:value-type="string">
            <text:p text:style-name="P125">NOT IMPLEMENTED</text:p>
          </table:table-cell>
        </table:table-row>
        <table:table-row>
          <table:table-cell table:style-name="Table1.A13" office:value-type="string">
            <text:p text:style-name="P66">6</text:p>
          </table:table-cell>
          <table:table-cell table:style-name="Table1.B13" office:value-type="string">
            <text:p text:style-name="P62">ST<text:span text:style-name="T22">Q</text:span></text:p>
          </table:table-cell>
          <table:table-cell table:style-name="Table1.C13" office:value-type="string">
            <text:p text:style-name="P62">STATUS_<text:span text:style-name="T21">REQ</text:span></text:p>
          </table:table-cell>
          <table:table-cell table:style-name="Table1.D13" office:value-type="string">
            <text:p text:style-name="P68">Ask for ADC configuration status</text:p>
          </table:table-cell>
        </table:table-row>
        <table:table-row>
          <table:table-cell table:style-name="Table1.A13" office:value-type="string">
            <text:p text:style-name="P66">7</text:p>
          </table:table-cell>
          <table:table-cell table:style-name="Table1.B13" office:value-type="string">
            <text:p text:style-name="P67">ST<text:span text:style-name="T21">A</text:span></text:p>
          </table:table-cell>
          <table:table-cell table:style-name="Table1.C13" office:value-type="string">
            <text:p text:style-name="P67">STATUS_<text:span text:style-name="T21">ASSERT</text:span></text:p>
          </table:table-cell>
          <table:table-cell table:style-name="Table1.D13" office:value-type="string">
            <text:p text:style-name="P67">The Status</text:p>
          </table:table-cell>
        </table:table-row>
        <table:table-row>
          <table:table-cell table:style-name="Table1.A13" office:value-type="string">
            <text:p text:style-name="P66"/>
          </table:table-cell>
          <table:table-cell table:style-name="Table1.B13" office:value-type="string">
            <text:p text:style-name="P67"/>
          </table:table-cell>
          <table:table-cell table:style-name="Table1.C13" office:value-type="string">
            <text:p text:style-name="P67"/>
          </table:table-cell>
          <table:table-cell table:style-name="Table1.D13" office:value-type="string">
            <text:p text:style-name="P67"/>
          </table:table-cell>
        </table:table-row>
        <table:table-row>
          <table:table-cell table:style-name="Table1.A13" office:value-type="string">
            <text:p text:style-name="P122">8</text:p>
          </table:table-cell>
          <table:table-cell table:style-name="Table1.B13" office:value-type="string">
            <text:p text:style-name="P124">D<text:span text:style-name="T26">TS</text:span></text:p>
          </table:table-cell>
          <table:table-cell table:style-name="Table1.C13" office:value-type="string">
            <text:p text:style-name="P124">DATA_<text:span text:style-name="T21">SET</text:span></text:p>
          </table:table-cell>
          <table:table-cell table:style-name="Table1.D13" office:value-type="string">
            <text:p text:style-name="P126">NOT IMPLEMENTED</text:p>
          </table:table-cell>
        </table:table-row>
        <table:table-row>
          <table:table-cell table:style-name="Table1.A16" office:value-type="string">
            <text:p text:style-name="P66">9</text:p>
          </table:table-cell>
          <table:table-cell table:style-name="Table1.B16" office:value-type="string">
            <text:p text:style-name="P62">D<text:span text:style-name="T26">TQ</text:span></text:p>
          </table:table-cell>
          <table:table-cell table:style-name="Table1.C16" office:value-type="string">
            <text:p text:style-name="P62">DATA_<text:span text:style-name="T21">REQ</text:span></text:p>
          </table:table-cell>
          <table:table-cell table:style-name="Table1.D16" office:value-type="string">
            <text:p text:style-name="P59"><text:span text:style-name="T2">Ask for</text:span> <text:span text:style-name="T1">the ADC sensors data</text:span></text:p>
          </table:table-cell>
        </table:table-row>
        <table:table-row>
          <table:table-cell table:style-name="Table1.A16" office:value-type="string">
            <text:p text:style-name="P66">10</text:p>
          </table:table-cell>
          <table:table-cell table:style-name="Table1.B16" office:value-type="string">
            <text:p text:style-name="P67">D<text:span text:style-name="T26">TA</text:span></text:p>
          </table:table-cell>
          <table:table-cell table:style-name="Table1.C16" office:value-type="string">
            <text:p text:style-name="P67">DATA_<text:span text:style-name="T21">ASSERT</text:span></text:p>
          </table:table-cell>
          <table:table-cell table:style-name="Table1.D16" office:value-type="string">
            <text:p text:style-name="P67">The Sensors data</text:p>
          </table:table-cell>
        </table:table-row>
        <table:table-row>
          <table:table-cell table:style-name="Table1.A16" office:value-type="string">
            <text:p text:style-name="P63"/>
          </table:table-cell>
          <table:table-cell table:style-name="Table1.B16" office:value-type="string">
            <text:p text:style-name="P62"/>
          </table:table-cell>
          <table:table-cell table:style-name="Table1.C16" office:value-type="string">
            <text:p text:style-name="P62"/>
          </table:table-cell>
          <table:table-cell table:style-name="Table1.D16" office:value-type="string">
            <text:p text:style-name="P59"/>
          </table:table-cell>
        </table:table-row>
        <table:table-row>
          <table:table-cell table:style-name="Table1.A20" office:value-type="string">
            <text:p text:style-name="P69">11</text:p>
          </table:table-cell>
          <table:table-cell table:style-name="Table1.B20" office:value-type="string">
            <text:p text:style-name="P62"><text:span text:style-name="T27">S</text:span>F<text:span text:style-name="T21">S</text:span></text:p>
          </table:table-cell>
          <table:table-cell table:style-name="Table1.C20" office:value-type="string">
            <text:p text:style-name="P64">STATUS_FREQ_<text:span text:style-name="T21">SET</text:span></text:p>
          </table:table-cell>
          <table:table-cell table:style-name="Table1.D20" office:value-type="string">
            <text:p text:style-name="P62">Set the ADC to send the <text:span text:style-name="T3">S</text:span>tatus at the specified frequency</text:p>
          </table:table-cell>
        </table:table-row>
        <table:table-row>
          <table:table-cell table:style-name="Table1.A20" office:value-type="string">
            <text:p text:style-name="P69">12</text:p>
          </table:table-cell>
          <table:table-cell table:style-name="Table1.B20" office:value-type="string">
            <text:p text:style-name="P70">S<text:span text:style-name="T27">FQ</text:span></text:p>
          </table:table-cell>
          <table:table-cell table:style-name="Table1.C20" office:value-type="string">
            <text:p text:style-name="P71">STATUS_<text:span text:style-name="T1">FREQ_REQ</text:span></text:p>
          </table:table-cell>
          <table:table-cell table:style-name="Table1.D20" office:value-type="string">
            <text:p text:style-name="P60"><text:span text:style-name="T2">Ask for</text:span> <text:span text:style-name="T1">the ADC Status Frequency</text:span></text:p>
          </table:table-cell>
        </table:table-row>
        <table:table-row>
          <table:table-cell table:style-name="Table1.A20" office:value-type="string">
            <text:p text:style-name="P69">13</text:p>
          </table:table-cell>
          <table:table-cell table:style-name="Table1.B20" office:value-type="string">
            <text:p text:style-name="P70">S<text:span text:style-name="T27">FA</text:span></text:p>
          </table:table-cell>
          <table:table-cell table:style-name="Table1.C20" office:value-type="string">
            <text:p text:style-name="P71">STATUS_<text:span text:style-name="T1">FREQ</text:span>_<text:span text:style-name="T21">ASSERT</text:span></text:p>
          </table:table-cell>
          <table:table-cell table:style-name="Table1.D20" office:value-type="string">
            <text:p text:style-name="P70">The Status Frequency</text:p>
          </table:table-cell>
        </table:table-row>
        <table:table-row>
          <table:table-cell table:style-name="Table1.A20" office:value-type="string">
            <text:p text:style-name="P69"/>
          </table:table-cell>
          <table:table-cell table:style-name="Table1.B20" office:value-type="string">
            <text:p text:style-name="P62"/>
          </table:table-cell>
          <table:table-cell table:style-name="Table1.C20" office:value-type="string">
            <text:p text:style-name="P62"/>
          </table:table-cell>
          <table:table-cell table:style-name="Table1.D20" office:value-type="string">
            <text:p text:style-name="P62"/>
          </table:table-cell>
        </table:table-row>
        <table:table-row>
          <table:table-cell table:style-name="Table1.A23" office:value-type="string">
            <text:p text:style-name="P69">1<text:span text:style-name="T3">4</text:span></text:p>
          </table:table-cell>
          <table:table-cell table:style-name="Table1.B23" office:value-type="string">
            <text:p text:style-name="P72">DFS</text:p>
          </table:table-cell>
          <table:table-cell table:style-name="Table1.C23" office:value-type="string">
            <text:p text:style-name="P64"><text:span text:style-name="T27">DATA_</text:span>FREQ<text:span text:style-name="T27">_SET</text:span></text:p>
          </table:table-cell>
          <table:table-cell table:style-name="Table1.D23" office:value-type="string">
            <text:p text:style-name="P65">Set the ADC to send the <text:span text:style-name="T3">Data</text:span> at the specified frequency</text:p>
          </table:table-cell>
        </table:table-row>
        <table:table-row>
          <table:table-cell table:style-name="Table1.A23" office:value-type="string">
            <text:p text:style-name="P69">1<text:span text:style-name="T3">5</text:span></text:p>
          </table:table-cell>
          <table:table-cell table:style-name="Table1.B23" office:value-type="string">
            <text:p text:style-name="P73">DFQ</text:p>
          </table:table-cell>
          <table:table-cell table:style-name="Table1.C23" office:value-type="string">
            <text:p text:style-name="P74">DATA_FREQ_REQ</text:p>
          </table:table-cell>
          <table:table-cell table:style-name="Table1.D23" office:value-type="string">
            <text:p text:style-name="P61"><text:span text:style-name="T2">Ask for</text:span> <text:span text:style-name="T1">the ADC Data Frequency</text:span></text:p>
          </table:table-cell>
        </table:table-row>
        <table:table-row>
          <table:table-cell table:style-name="Table1.A23" office:value-type="string">
            <text:p text:style-name="P69">1<text:span text:style-name="T3">6</text:span></text:p>
          </table:table-cell>
          <table:table-cell table:style-name="Table1.B23" office:value-type="string">
            <text:p text:style-name="P73">DFA</text:p>
          </table:table-cell>
          <table:table-cell table:style-name="Table1.C23" office:value-type="string">
            <text:p text:style-name="P74">DATA_FREQ_ASSERT</text:p>
          </table:table-cell>
          <table:table-cell table:style-name="Table1.D23" office:value-type="string">
            <text:p text:style-name="P70">The <text:span text:style-name="T3">Data</text:span> Frequency</text:p>
          </table:table-cell>
        </table:table-row>
        <table:table-row>
          <table:table-cell table:style-name="Table1.A28" office:value-type="string">
            <text:p text:style-name="P78"/>
          </table:table-cell>
          <table:table-cell table:style-name="Table1.B28" office:value-type="string">
            <text:p text:style-name="P77"/>
          </table:table-cell>
          <table:table-cell table:style-name="Table1.C28" office:value-type="string">
            <text:p text:style-name="P77"/>
          </table:table-cell>
          <table:table-cell table:style-name="Table1.D28" office:value-type="string">
            <text:p text:style-name="P77"/>
          </table:table-cell>
        </table:table-row>
        <table:table-row>
          <table:table-cell table:style-name="Table1.A28" office:value-type="string">
            <text:p text:style-name="P75">1<text:span text:style-name="T21">7</text:span></text:p>
          </table:table-cell>
          <table:table-cell table:style-name="Table1.B28" office:value-type="string">
            <text:p text:style-name="P76">LG<text:span text:style-name="T21">D</text:span></text:p>
          </table:table-cell>
          <table:table-cell table:style-name="Table1.C28" office:value-type="string">
            <text:p text:style-name="P76">LOG_FILE_<text:span text:style-name="T21">DELETE</text:span></text:p>
          </table:table-cell>
          <table:table-cell table:style-name="Table1.D28" office:value-type="string">
            <text:p text:style-name="P76">Delete the log file</text:p>
          </table:table-cell>
        </table:table-row>
        <table:table-row>
          <table:table-cell table:style-name="Table1.A28" office:value-type="string">
            <text:p text:style-name="P69">1<text:span text:style-name="T21">8</text:span></text:p>
          </table:table-cell>
          <table:table-cell table:style-name="Table1.B28" office:value-type="string">
            <text:p text:style-name="P76">LG<text:span text:style-name="T22">Q</text:span></text:p>
          </table:table-cell>
          <table:table-cell table:style-name="Table1.C28" office:value-type="string">
            <text:p text:style-name="P72">LOG_FILE_REQ</text:p>
          </table:table-cell>
          <table:table-cell table:style-name="Table1.D28" office:value-type="string">
            <text:p text:style-name="P61"><text:span text:style-name="T2">Ask for</text:span> <text:span text:style-name="T1">the SD log file</text:span></text:p>
          </table:table-cell>
        </table:table-row>
        <table:table-row>
          <table:table-cell table:style-name="Table1.A28" office:value-type="string">
            <text:p text:style-name="P69">1<text:span text:style-name="T21">9</text:span></text:p>
          </table:table-cell>
          <table:table-cell table:style-name="Table1.B28" office:value-type="string">
            <text:p text:style-name="P76">LGA</text:p>
          </table:table-cell>
          <table:table-cell table:style-name="Table1.C28" office:value-type="string">
            <text:p text:style-name="P73">LOG_FILE_ASSERT</text:p>
          </table:table-cell>
          <table:table-cell table:style-name="Table1.D28" office:value-type="string">
            <text:p text:style-name="P76">A line of the log file</text:p>
          </table:table-cell>
        </table:table-row>
        <table:table-row>
          <table:table-cell table:style-name="Table1.A28" office:value-type="string">
            <text:p text:style-name="P75"/>
          </table:table-cell>
          <table:table-cell table:style-name="Table1.B28" office:value-type="string">
            <text:p text:style-name="P76"/>
          </table:table-cell>
          <table:table-cell table:style-name="Table1.C28" office:value-type="string">
            <text:p text:style-name="P76"/>
          </table:table-cell>
          <table:table-cell table:style-name="Table1.D28" office:value-type="string">
            <text:p text:style-name="P76"/>
          </table:table-cell>
        </table:table-row>
        <table:table-row>
          <table:table-cell table:style-name="Table1.A29" office:value-type="string">
            <text:p text:style-name="P78"/>
          </table:table-cell>
          <table:table-cell table:style-name="Table1.B29" office:value-type="string">
            <text:p text:style-name="P77"/>
          </table:table-cell>
          <table:table-cell table:style-name="Table1.C29" office:value-type="string">
            <text:p text:style-name="P77"/>
          </table:table-cell>
          <table:table-cell table:style-name="Table1.D29" office:value-type="string">
            <text:p text:style-name="P77"/>
          </table:table-cell>
        </table:table-row>
      </table:table>
      <text:p text:style-name="P2"/>
      <text:p text:style-name="P3"/>
      <text:p text:style-name="P3">Every message string will begin with a “$” character and will end with a “\n” (newline).</text:p>
      <text:p text:style-name="P51"># 0 – <text:span text:style-name="T18">HBQ </text:span>–<text:span text:style-name="T18"> </text:span>HEARBEAT_<text:span text:style-name="T22">REQ</text:span></text:p>
      <text:p text:style-name="P4">The heartbeat message ask if a system is present and responding.</text:p>
      <text:p text:style-name="P4">The remote system will respond with a HEARTBEAT_<text:span text:style-name="T22">ASSERT</text:span> (#1)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9">0</text:p>
          </table:table-cell>
          <table:table-cell table:style-name="Table2.A1" office:value-type="string">
            <text:p text:style-name="P87">Field String</text:p>
          </table:table-cell>
          <table:table-cell table:style-name="Table2.C1" office:value-type="string">
            <text:p text:style-name="P87">$HB<text:span text:style-name="T22">Q</text:span></text:p>
          </table:table-cell>
        </table:table-row>
        <table:table-row>
          <table:table-cell table:style-name="Table2.A2" office:value-type="string">
            <text:p text:style-name="P79">1</text:p>
          </table:table-cell>
          <table:table-cell table:style-name="Table2.A2" office:value-type="string">
            <text:p text:style-name="P87">description</text:p>
          </table:table-cell>
          <table:table-cell table:style-name="Table2.C2" office:value-type="string">
            <text:p text:style-name="P87">The description of the requesting device</text:p>
          </table:table-cell>
        </table:table-row>
        <table:table-row>
          <table:table-cell table:style-name="Table2.A2" office:value-type="string">
            <text:p text:style-name="P79">2</text:p>
          </table:table-cell>
          <table:table-cell table:style-name="Table2.A2" office:value-type="string">
            <text:p text:style-name="P87">firmware_version</text:p>
          </table:table-cell>
          <table:table-cell table:style-name="Table2.C2" office:value-type="string">
            <text:p text:style-name="P87">The version of the communication protocol</text:p>
          </table:table-cell>
        </table:table-row>
      </table:table>
      <text:p text:style-name="P26"/>
      <text:p text:style-name="P34">Example:</text:p>
      <text:p text:style-name="P43">$HB<text:span text:style-name="T22">Q</text:span>,<text:span text:style-name="T4">Status</text:span>Visualizer,1</text:p>
      <text:p text:style-name="P5"/>
      <text:p text:style-name="P5"/>
      <text:p text:style-name="P5"/>
      <text:p text:style-name="P19"><text:span text:style-name="T5"># </text:span><text:span text:style-name="T6">1</text:span><text:span text:style-name="T5"> – </text:span><text:span text:style-name="T7">HB</text:span><text:span text:style-name="T10">A</text:span><text:span text:style-name="T5"> – HEARBEAT_</text:span><text:span text:style-name="T11">ASSERT</text:span></text:p>
      <text:p text:style-name="P6">The heartbeat message <text:span text:style-name="T17">answer if</text:span> a system is present and responding.</text:p>
      <text:p text:style-name="P6"><text:span text:style-name="T17">This message is typically the answer of a </text:span>HEARTBEAT_<text:span text:style-name="T22">REQ</text:span> (#<text:span text:style-name="T17">0</text:span>).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8">Field String</text:p>
          </table:table-cell>
          <table:table-cell table:style-name="Table3.C1" office:value-type="string">
            <text:p text:style-name="P88">$HB<text:span text:style-name="T22">A</text:span></text:p>
          </table:table-cell>
        </table:table-row>
        <table:table-row>
          <table:table-cell table:style-name="Table3.A2" office:value-type="string">
            <text:p text:style-name="P80">1</text:p>
          </table:table-cell>
          <table:table-cell table:style-name="Table3.A2" office:value-type="string">
            <text:p text:style-name="P88">description</text:p>
          </table:table-cell>
          <table:table-cell table:style-name="Table3.C2" office:value-type="string">
            <text:p text:style-name="P88">The description of the <text:span text:style-name="T17">responding</text:span> device</text:p>
          </table:table-cell>
        </table:table-row>
        <table:table-row>
          <table:table-cell table:style-name="Table3.A2" office:value-type="string">
            <text:p text:style-name="P80">2</text:p>
          </table:table-cell>
          <table:table-cell table:style-name="Table3.A2" office:value-type="string">
            <text:p text:style-name="P88">firmware_version</text:p>
          </table:table-cell>
          <table:table-cell table:style-name="Table3.C2" office:value-type="string">
            <text:p text:style-name="P88">The version of the communication protocol</text:p>
          </table:table-cell>
        </table:table-row>
      </table:table>
      <text:p text:style-name="P27"/>
      <text:p text:style-name="P35">Example:</text:p>
      <text:p text:style-name="P44">$HB<text:span text:style-name="T22">A</text:span>,<text:span text:style-name="T17">Amaranth</text:span>,1</text:p>
      <text:p text:style-name="P44"/>
      <text:p text:style-name="P44"/>
      <text:p text:style-name="P44"/>
      <text:p text:style-name="P25"/>
      <text:p text:style-name="P52"><text:span text:style-name="T5"># </text:span><text:span text:style-name="T7">2</text:span><text:span text:style-name="T5"> – </text:span><text:span text:style-name="T8">TM</text:span><text:span text:style-name="T10">S</text:span><text:span text:style-name="T8"> </text:span><text:span text:style-name="T5">– </text:span><text:span text:style-name="T7">TIME_</text:span><text:span text:style-name="T11">SET</text:span></text:p>
      <text:p text:style-name="P4">The <text:span text:style-name="T19">request to</text:span> <text:span text:style-name="T19">set the remote datetime</text:span>.</text:p>
      <text:p text:style-name="P4">The remote system will respond with a <text:span text:style-name="T19">TIME_ASSERT</text:span> (#<text:span text:style-name="T19">4</text:span>).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1">0</text:p>
          </table:table-cell>
          <table:table-cell table:style-name="Table4.A1" office:value-type="string">
            <text:p text:style-name="P89">Field String</text:p>
          </table:table-cell>
          <table:table-cell table:style-name="Table4.C1" office:value-type="string">
            <text:p text:style-name="P89">$<text:span text:style-name="T19">TMS</text:span></text:p>
          </table:table-cell>
        </table:table-row>
        <table:table-row>
          <table:table-cell table:style-name="Table4.A2" office:value-type="string">
            <text:p text:style-name="P81">1</text:p>
          </table:table-cell>
          <table:table-cell table:style-name="Table4.A2" office:value-type="string">
            <text:p text:style-name="P95">year</text:p>
          </table:table-cell>
          <table:table-cell table:style-name="Table4.C2" office:value-type="string">
            <text:p text:style-name="P103">Year (4 digits format)</text:p>
          </table:table-cell>
        </table:table-row>
        <table:table-row>
          <table:table-cell table:style-name="Table4.A2" office:value-type="string">
            <text:p text:style-name="P96">2</text:p>
          </table:table-cell>
          <table:table-cell table:style-name="Table4.A2" office:value-type="string">
            <text:p text:style-name="P95">month</text:p>
          </table:table-cell>
          <table:table-cell table:style-name="Table4.C2" office:value-type="string">
            <text:p text:style-name="P103">Month (from <text:span text:style-name="T25">0</text:span>1 to 12)</text:p>
          </table:table-cell>
        </table:table-row>
        <table:table-row>
          <table:table-cell table:style-name="Table4.A2" office:value-type="string">
            <text:p text:style-name="P96">3</text:p>
          </table:table-cell>
          <table:table-cell table:style-name="Table4.A2" office:value-type="string">
            <text:p text:style-name="P95">day</text:p>
          </table:table-cell>
          <table:table-cell table:style-name="Table4.C2" office:value-type="string">
            <text:p text:style-name="P103">The day of the month, starting from <text:span text:style-name="T25">0</text:span>1</text:p>
          </table:table-cell>
        </table:table-row>
        <table:table-row>
          <table:table-cell table:style-name="Table4.A2" office:value-type="string">
            <text:p text:style-name="P96">4</text:p>
          </table:table-cell>
          <table:table-cell table:style-name="Table4.A2" office:value-type="string">
            <text:p text:style-name="P103">hour</text:p>
          </table:table-cell>
          <table:table-cell table:style-name="Table4.C2" office:value-type="string">
            <text:p text:style-name="P103">Hour, expressed in the 24 hours format (from 0<text:span text:style-name="T25">0</text:span> to 23)</text:p>
          </table:table-cell>
        </table:table-row>
        <table:table-row>
          <table:table-cell table:style-name="Table4.A2" office:value-type="string">
            <text:p text:style-name="P104">5</text:p>
          </table:table-cell>
          <table:table-cell table:style-name="Table4.A2" office:value-type="string">
            <text:p text:style-name="P103">minutes</text:p>
          </table:table-cell>
          <table:table-cell table:style-name="Table4.C2" office:value-type="string">
            <text:p text:style-name="P103">Minute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4">6</text:p>
          </table:table-cell>
          <table:table-cell table:style-name="Table4.A2" office:value-type="string">
            <text:p text:style-name="P103">seconds</text:p>
          </table:table-cell>
          <table:table-cell table:style-name="Table4.C2" office:value-type="string">
            <text:p text:style-name="P103">Seconds (from 0<text:span text:style-name="T25">0</text:span> to 59)</text:p>
          </table:table-cell>
        </table:table-row>
        <table:table-row>
          <table:table-cell table:style-name="Table4.A2" office:value-type="string">
            <text:p text:style-name="P104">7</text:p>
          </table:table-cell>
          <table:table-cell table:style-name="Table4.A2" office:value-type="string">
            <text:p text:style-name="P103">millis</text:p>
          </table:table-cell>
          <table:table-cell table:style-name="Table4.C2" office:value-type="string">
            <text:p text:style-name="P103">Milliseconds (000 to 999)</text:p>
          </table:table-cell>
        </table:table-row>
      </table:table>
      <text:p text:style-name="P28"/>
      <text:p text:style-name="P36">Example:</text:p>
      <text:p text:style-name="P45">$<text:span text:style-name="T20">TMS</text:span>,<text:span text:style-name="T20">2016</text:span>,<text:span text:style-name="T20">0</text:span>1,<text:span text:style-name="T20">24,13,33,50,000</text:span></text:p>
      <text:p text:style-name="P45"/>
      <text:p text:style-name="P45"/>
      <text:p text:style-name="P45"/>
      <text:p text:style-name="P20"><text:span text:style-name="T5"># </text:span><text:span text:style-name="T9">3</text:span><text:span text:style-name="T5"> – </text:span><text:span text:style-name="T8">TM</text:span><text:span text:style-name="T11">Q</text:span><text:span text:style-name="T8"> </text:span><text:span text:style-name="T5">– </text:span><text:span text:style-name="T7">TIME_</text:span><text:span text:style-name="T11">REQ</text:span></text:p>
      <text:p text:style-name="P9"><text:span text:style-name="T20">Ask for the remote datetime</text:span>.</text:p>
      <text:p text:style-name="P9">The remote system will respond with a <text:span text:style-name="T19">TIME_ASSERT</text:span> (#<text:span text:style-name="T19">4</text:span>)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2">0</text:p>
          </table:table-cell>
          <table:table-cell table:style-name="Table5.A1" office:value-type="string">
            <text:p text:style-name="P90">Field String</text:p>
          </table:table-cell>
          <table:table-cell table:style-name="Table5.C1" office:value-type="string">
            <text:p text:style-name="P90">$<text:span text:style-name="T20">TMQ</text:span></text:p>
          </table:table-cell>
        </table:table-row>
      </table:table>
      <text:p text:style-name="P29"/>
      <text:p text:style-name="P37">Example:</text:p>
      <text:p text:style-name="P46">$<text:span text:style-name="T20">TMQ</text:span></text:p>
      <text:p text:style-name="P46"/>
      <text:p text:style-name="P46"/>
      <text:p text:style-name="P46"/>
      <text:p text:style-name="P20"><text:span text:style-name="T5"># </text:span><text:span text:style-name="T9">4</text:span><text:span text:style-name="T5"> – </text:span><text:span text:style-name="T8">TM</text:span><text:span text:style-name="T10">A</text:span><text:span text:style-name="T8"> </text:span><text:span text:style-name="T5">– </text:span><text:span text:style-name="T7">TIME_</text:span><text:span text:style-name="T11">ASSERT</text:span></text:p>
      <text:p text:style-name="P9"><text:span text:style-name="T21">The message contains t</text:span>he <text:span text:style-name="T21">current datetime of the device</text:span>.</text:p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2">0</text:p>
          </table:table-cell>
          <table:table-cell table:style-name="Table6.A1" office:value-type="string">
            <text:p text:style-name="P90">Field String</text:p>
          </table:table-cell>
          <table:table-cell table:style-name="Table6.C1" office:value-type="string">
            <text:p text:style-name="P90">$<text:span text:style-name="T21">TMA</text:span></text:p>
          </table:table-cell>
        </table:table-row>
        <table:table-row>
          <table:table-cell table:style-name="Table6.A2" office:value-type="string">
            <text:p text:style-name="P82">1</text:p>
          </table:table-cell>
          <table:table-cell table:style-name="Table6.A2" office:value-type="string">
            <text:p text:style-name="P100">year</text:p>
          </table:table-cell>
          <table:table-cell table:style-name="Table6.C2" office:value-type="string">
            <text:p text:style-name="P103">Year (4 digits format)</text:p>
          </table:table-cell>
        </table:table-row>
        <table:table-row>
          <table:table-cell table:style-name="Table6.A2" office:value-type="string">
            <text:p text:style-name="P97">2</text:p>
          </table:table-cell>
          <table:table-cell table:style-name="Table6.A2" office:value-type="string">
            <text:p text:style-name="P100">month</text:p>
          </table:table-cell>
          <table:table-cell table:style-name="Table6.C2" office:value-type="string">
            <text:p text:style-name="P103">Month (from <text:span text:style-name="T25">0</text:span>1 to 12)</text:p>
          </table:table-cell>
        </table:table-row>
        <table:table-row>
          <table:table-cell table:style-name="Table6.A2" office:value-type="string">
            <text:p text:style-name="P97">3</text:p>
          </table:table-cell>
          <table:table-cell table:style-name="Table6.A2" office:value-type="string">
            <text:p text:style-name="P100">day</text:p>
          </table:table-cell>
          <table:table-cell table:style-name="Table6.C2" office:value-type="string">
            <text:p text:style-name="P103">The day of the month, starting from <text:span text:style-name="T25">0</text:span>1</text:p>
          </table:table-cell>
        </table:table-row>
        <table:table-row>
          <table:table-cell table:style-name="Table6.A2" office:value-type="string">
            <text:p text:style-name="P97">4</text:p>
          </table:table-cell>
          <table:table-cell table:style-name="Table6.A2" office:value-type="string">
            <text:p text:style-name="P103">hour</text:p>
          </table:table-cell>
          <table:table-cell table:style-name="Table6.C2" office:value-type="string">
            <text:p text:style-name="P103">Hour, expressed in the 24 hours format (from 0<text:span text:style-name="T25">0</text:span> to 23)</text:p>
          </table:table-cell>
        </table:table-row>
        <table:table-row>
          <table:table-cell table:style-name="Table6.A2" office:value-type="string">
            <text:p text:style-name="P104">5</text:p>
          </table:table-cell>
          <table:table-cell table:style-name="Table6.A2" office:value-type="string">
            <text:p text:style-name="P103">minutes</text:p>
          </table:table-cell>
          <table:table-cell table:style-name="Table6.C2" office:value-type="string">
            <text:p text:style-name="P103">Minute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4">6</text:p>
          </table:table-cell>
          <table:table-cell table:style-name="Table6.A2" office:value-type="string">
            <text:p text:style-name="P103">seconds</text:p>
          </table:table-cell>
          <table:table-cell table:style-name="Table6.C2" office:value-type="string">
            <text:p text:style-name="P103">Seconds (from 0<text:span text:style-name="T25">0</text:span> to 59)</text:p>
          </table:table-cell>
        </table:table-row>
        <table:table-row>
          <table:table-cell table:style-name="Table6.A2" office:value-type="string">
            <text:p text:style-name="P104">7</text:p>
          </table:table-cell>
          <table:table-cell table:style-name="Table6.A2" office:value-type="string">
            <text:p text:style-name="P103">millis</text:p>
          </table:table-cell>
          <table:table-cell table:style-name="Table6.C2" office:value-type="string">
            <text:p text:style-name="P103">Milliseconds (000 to 999)</text:p>
          </table:table-cell>
        </table:table-row>
      </table:table>
      <text:p text:style-name="P29"/>
      <text:p text:style-name="P37">Example:</text:p>
      <text:p text:style-name="P46">$<text:span text:style-name="T20">TMA</text:span>,<text:span text:style-name="T20">2016</text:span>,<text:span text:style-name="T20">0</text:span>1,<text:span text:style-name="T20">24,13,33,50,000</text:span></text:p>
      <text:p text:style-name="P46"/>
      <text:p text:style-name="P46"/>
      <text:p text:style-name="P46"/>
      <text:p text:style-name="P53"><text:span text:style-name="T5"># </text:span><text:span text:style-name="T12">5</text:span><text:span text:style-name="T5"> – </text:span><text:span text:style-name="T12">ST</text:span><text:span text:style-name="T10">S</text:span><text:span text:style-name="T8"> </text:span><text:span text:style-name="T5">– </text:span><text:span text:style-name="T12">STATUS</text:span><text:span text:style-name="T7">_</text:span><text:span text:style-name="T11">SET</text:span></text:p>
      <text:p text:style-name="P10">The <text:span text:style-name="T19">request to</text:span> <text:span text:style-name="T19">set the status of the remote device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3">0</text:p>
          </table:table-cell>
          <table:table-cell table:style-name="Table7.A1" office:value-type="string">
            <text:p text:style-name="P91">Field String</text:p>
          </table:table-cell>
          <table:table-cell table:style-name="Table7.C1" office:value-type="string">
            <text:p text:style-name="P91">$<text:span text:style-name="T23">STS</text:span></text:p>
          </table:table-cell>
        </table:table-row>
        <table:table-row>
          <table:table-cell table:style-name="Table7.A2" office:value-type="string">
            <text:p text:style-name="P83">1</text:p>
          </table:table-cell>
          <table:table-cell table:style-name="Table7.A2" office:value-type="string">
            <text:p text:style-name="P101"/>
          </table:table-cell>
          <table:table-cell table:style-name="Table7.C2" office:value-type="string">
            <text:p text:style-name="P91"/>
          </table:table-cell>
        </table:table-row>
        <table:table-row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101"/>
          </table:table-cell>
          <table:table-cell table:style-name="Table7.C2" office:value-type="string">
            <text:p text:style-name="P107"/>
          </table:table-cell>
        </table:table-row>
        <table:table-row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101"/>
          </table:table-cell>
          <table:table-cell table:style-name="Table7.C2" office:value-type="string">
            <text:p text:style-name="P107"/>
          </table:table-cell>
        </table:table-row>
        <table:table-row>
          <table:table-cell table:style-name="Table7.A2" office:value-type="string">
            <text:p text:style-name="P98"/>
          </table:table-cell>
          <table:table-cell table:style-name="Table7.A2" office:value-type="string">
            <text:p text:style-name="P107"/>
          </table:table-cell>
          <table:table-cell table:style-name="Table7.C2" office:value-type="string">
            <text:p text:style-name="P107"/>
          </table:table-cell>
        </table:table-row>
        <table:table-row>
          <table:table-cell table:style-name="Table7.A2" office:value-type="string">
            <text:p text:style-name="P105"/>
          </table:table-cell>
          <table:table-cell table:style-name="Table7.A2" office:value-type="string">
            <text:p text:style-name="P107"/>
          </table:table-cell>
          <table:table-cell table:style-name="Table7.C2" office:value-type="string">
            <text:p text:style-name="P107"/>
          </table:table-cell>
        </table:table-row>
        <table:table-row>
          <table:table-cell table:style-name="Table7.A2" office:value-type="string">
            <text:p text:style-name="P105"/>
          </table:table-cell>
          <table:table-cell table:style-name="Table7.A2" office:value-type="string">
            <text:p text:style-name="P107"/>
          </table:table-cell>
          <table:table-cell table:style-name="Table7.C2" office:value-type="string">
            <text:p text:style-name="P107"/>
          </table:table-cell>
        </table:table-row>
        <table:table-row>
          <table:table-cell table:style-name="Table7.A2" office:value-type="string">
            <text:p text:style-name="P105"/>
          </table:table-cell>
          <table:table-cell table:style-name="Table7.A2" office:value-type="string">
            <text:p text:style-name="P107"/>
          </table:table-cell>
          <table:table-cell table:style-name="Table7.C2" office:value-type="string">
            <text:p text:style-name="P107"/>
          </table:table-cell>
        </table:table-row>
      </table:table>
      <text:p text:style-name="P30"/>
      <text:p text:style-name="P38">Example:</text:p>
      <text:p text:style-name="P47">$<text:span text:style-name="T23">STS</text:span>,_____________</text:p>
      <text:p text:style-name="P47"/>
      <text:p text:style-name="P47"/>
      <text:p text:style-name="P47"/>
      <text:p text:style-name="P21"><text:span text:style-name="T5"># </text:span><text:span text:style-name="T12">6</text:span><text:span text:style-name="T5"> – </text:span><text:span text:style-name="T12">ST</text:span><text:span text:style-name="T11">Q</text:span><text:span text:style-name="T8"> </text:span><text:span text:style-name="T5">– </text:span><text:span text:style-name="T12">STATUS</text:span><text:span text:style-name="T7">_</text:span><text:span text:style-name="T11">REQ</text:span></text:p>
      <text:p text:style-name="P10"><text:span text:style-name="T20">Ask for the remote status</text:span>.</text:p>
      <text:p text:style-name="P10">The remote system will respond with a <text:span text:style-name="T23">STATUS_ASSERT</text:span> (#<text:span text:style-name="T23">7</text:span>).</text:p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3">0</text:p>
          </table:table-cell>
          <table:table-cell table:style-name="Table8.A1" office:value-type="string">
            <text:p text:style-name="P91">Field String</text:p>
          </table:table-cell>
          <table:table-cell table:style-name="Table8.C1" office:value-type="string">
            <text:p text:style-name="P91">$<text:span text:style-name="T23">STQ</text:span></text:p>
          </table:table-cell>
        </table:table-row>
      </table:table>
      <text:p text:style-name="P30"/>
      <text:p text:style-name="P38">Example:</text:p>
      <text:p text:style-name="P47">$<text:span text:style-name="T23">STQ</text:span></text:p>
      <text:p text:style-name="P47"/>
      <text:p text:style-name="P47"/>
      <text:p text:style-name="P47"/>
      <text:p text:style-name="P21"><text:span text:style-name="T5"># </text:span><text:span text:style-name="T12">7</text:span><text:span text:style-name="T5"> – </text:span><text:span text:style-name="T12">ST</text:span><text:span text:style-name="T10">A</text:span><text:span text:style-name="T8"> </text:span><text:span text:style-name="T5">– </text:span><text:span text:style-name="T12">STATUS</text:span><text:span text:style-name="T7">_</text:span><text:span text:style-name="T11">ASSERT</text:span></text:p>
      <text:p text:style-name="P10"><text:span text:style-name="T21">The message contains t</text:span>he <text:span text:style-name="T21">current status of the device</text:span>.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3">0</text:p>
          </table:table-cell>
          <table:table-cell table:style-name="Table9.A1" office:value-type="string">
            <text:p text:style-name="P91">Field String</text:p>
          </table:table-cell>
          <table:table-cell table:style-name="Table9.C1" office:value-type="string">
            <text:p text:style-name="P91">$<text:span text:style-name="T23">STA</text:span></text:p>
          </table:table-cell>
        </table:table-row>
        <table:table-row>
          <table:table-cell table:style-name="Table9.A2" office:value-type="string">
            <text:p text:style-name="P83">1</text:p>
          </table:table-cell>
          <table:table-cell table:style-name="Table9.A2" office:value-type="string">
            <text:p text:style-name="P101"/>
          </table:table-cell>
          <table:table-cell table:style-name="Table9.C2" office:value-type="string">
            <text:p text:style-name="P91"/>
          </table:table-cell>
        </table:table-row>
        <table:table-row>
          <table:table-cell table:style-name="Table9.A2" office:value-type="string">
            <text:p text:style-name="P98"/>
          </table:table-cell>
          <table:table-cell table:style-name="Table9.A2" office:value-type="string">
            <text:p text:style-name="P101"/>
          </table:table-cell>
          <table:table-cell table:style-name="Table9.C2" office:value-type="string">
            <text:p text:style-name="P107"/>
          </table:table-cell>
        </table:table-row>
        <table:table-row>
          <table:table-cell table:style-name="Table9.A2" office:value-type="string">
            <text:p text:style-name="P98"/>
          </table:table-cell>
          <table:table-cell table:style-name="Table9.A2" office:value-type="string">
            <text:p text:style-name="P101"/>
          </table:table-cell>
          <table:table-cell table:style-name="Table9.C2" office:value-type="string">
            <text:p text:style-name="P107"/>
          </table:table-cell>
        </table:table-row>
        <table:table-row>
          <table:table-cell table:style-name="Table9.A2" office:value-type="string">
            <text:p text:style-name="P98"/>
          </table:table-cell>
          <table:table-cell table:style-name="Table9.A2" office:value-type="string">
            <text:p text:style-name="P107"/>
          </table:table-cell>
          <table:table-cell table:style-name="Table9.C2" office:value-type="string">
            <text:p text:style-name="P107"/>
          </table:table-cell>
        </table:table-row>
        <table:table-row>
          <table:table-cell table:style-name="Table9.A2" office:value-type="string">
            <text:p text:style-name="P105"/>
          </table:table-cell>
          <table:table-cell table:style-name="Table9.A2" office:value-type="string">
            <text:p text:style-name="P107"/>
          </table:table-cell>
          <table:table-cell table:style-name="Table9.C2" office:value-type="string">
            <text:p text:style-name="P107"/>
          </table:table-cell>
        </table:table-row>
        <table:table-row>
          <table:table-cell table:style-name="Table9.A2" office:value-type="string">
            <text:p text:style-name="P105"/>
          </table:table-cell>
          <table:table-cell table:style-name="Table9.A2" office:value-type="string">
            <text:p text:style-name="P107"/>
          </table:table-cell>
          <table:table-cell table:style-name="Table9.C2" office:value-type="string">
            <text:p text:style-name="P107"/>
          </table:table-cell>
        </table:table-row>
        <table:table-row>
          <table:table-cell table:style-name="Table9.A2" office:value-type="string">
            <text:p text:style-name="P105"/>
          </table:table-cell>
          <table:table-cell table:style-name="Table9.A2" office:value-type="string">
            <text:p text:style-name="P107"/>
          </table:table-cell>
          <table:table-cell table:style-name="Table9.C2" office:value-type="string">
            <text:p text:style-name="P107"/>
          </table:table-cell>
        </table:table-row>
      </table:table>
      <text:p text:style-name="P30"/>
      <text:p text:style-name="P38">Example:</text:p>
      <text:p text:style-name="P47">$<text:span text:style-name="T23">STA</text:span>,_____________</text:p>
      <text:p text:style-name="P47"/>
      <text:p text:style-name="P47"/>
      <text:p text:style-name="P47"/>
      <text:p text:style-name="P54"><text:span text:style-name="T5"># </text:span><text:span text:style-name="T13">8</text:span><text:span text:style-name="T5"> – </text:span><text:span text:style-name="T13">DT</text:span><text:span text:style-name="T10">S</text:span><text:span text:style-name="T8"> </text:span><text:span text:style-name="T5">– </text:span><text:span text:style-name="T13">DATA</text:span><text:span text:style-name="T7">_</text:span><text:span text:style-name="T11">SET</text:span></text:p>
      <text:p text:style-name="P11">The <text:span text:style-name="T19">request to</text:span> <text:span text:style-name="T19">set the data of the remote device</text:span>.</text:p>
      <text:p text:style-name="P11">The remote system will respond with a <text:span text:style-name="T26">DATA_ASSERT</text:span> (#<text:span text:style-name="T26">10</text:span>).</text:p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84">0</text:p>
          </table:table-cell>
          <table:table-cell table:style-name="Table10.A1" office:value-type="string">
            <text:p text:style-name="P92">Field String</text:p>
          </table:table-cell>
          <table:table-cell table:style-name="Table10.C1" office:value-type="string">
            <text:p text:style-name="P92">$<text:span text:style-name="T26">DTS</text:span></text:p>
          </table:table-cell>
        </table:table-row>
        <table:table-row>
          <table:table-cell table:style-name="Table10.A2" office:value-type="string">
            <text:p text:style-name="P84">1</text:p>
          </table:table-cell>
          <table:table-cell table:style-name="Table10.A2" office:value-type="string">
            <text:p text:style-name="P102"/>
          </table:table-cell>
          <table:table-cell table:style-name="Table10.C2" office:value-type="string">
            <text:p text:style-name="P92"/>
          </table:table-cell>
        </table:table-row>
        <table:table-row>
          <table:table-cell table:style-name="Table10.A2" office:value-type="string">
            <text:p text:style-name="P99"/>
          </table:table-cell>
          <table:table-cell table:style-name="Table10.A2" office:value-type="string">
            <text:p text:style-name="P102"/>
          </table:table-cell>
          <table:table-cell table:style-name="Table10.C2" office:value-type="string">
            <text:p text:style-name="P108"/>
          </table:table-cell>
        </table:table-row>
        <table:table-row>
          <table:table-cell table:style-name="Table10.A2" office:value-type="string">
            <text:p text:style-name="P99"/>
          </table:table-cell>
          <table:table-cell table:style-name="Table10.A2" office:value-type="string">
            <text:p text:style-name="P102"/>
          </table:table-cell>
          <table:table-cell table:style-name="Table10.C2" office:value-type="string">
            <text:p text:style-name="P108"/>
          </table:table-cell>
        </table:table-row>
        <table:table-row>
          <table:table-cell table:style-name="Table10.A2" office:value-type="string">
            <text:p text:style-name="P99"/>
          </table:table-cell>
          <table:table-cell table:style-name="Table10.A2" office:value-type="string">
            <text:p text:style-name="P108"/>
          </table:table-cell>
          <table:table-cell table:style-name="Table10.C2" office:value-type="string">
            <text:p text:style-name="P108"/>
          </table:table-cell>
        </table:table-row>
        <table:table-row>
          <table:table-cell table:style-name="Table10.A2" office:value-type="string">
            <text:p text:style-name="P106"/>
          </table:table-cell>
          <table:table-cell table:style-name="Table10.A2" office:value-type="string">
            <text:p text:style-name="P108"/>
          </table:table-cell>
          <table:table-cell table:style-name="Table10.C2" office:value-type="string">
            <text:p text:style-name="P108"/>
          </table:table-cell>
        </table:table-row>
        <table:table-row>
          <table:table-cell table:style-name="Table10.A2" office:value-type="string">
            <text:p text:style-name="P106"/>
          </table:table-cell>
          <table:table-cell table:style-name="Table10.A2" office:value-type="string">
            <text:p text:style-name="P108"/>
          </table:table-cell>
          <table:table-cell table:style-name="Table10.C2" office:value-type="string">
            <text:p text:style-name="P108"/>
          </table:table-cell>
        </table:table-row>
        <table:table-row>
          <table:table-cell table:style-name="Table10.A2" office:value-type="string">
            <text:p text:style-name="P106"/>
          </table:table-cell>
          <table:table-cell table:style-name="Table10.A2" office:value-type="string">
            <text:p text:style-name="P108"/>
          </table:table-cell>
          <table:table-cell table:style-name="Table10.C2" office:value-type="string">
            <text:p text:style-name="P108"/>
          </table:table-cell>
        </table:table-row>
      </table:table>
      <text:p text:style-name="P31"/>
      <text:p text:style-name="P39">Example:</text:p>
      <text:p text:style-name="P48">$<text:span text:style-name="T26">DTS</text:span>,_____________</text:p>
      <text:p text:style-name="P48"/>
      <text:p text:style-name="P48"/>
      <text:p text:style-name="P22"><text:span text:style-name="T5"># </text:span><text:span text:style-name="T13">9</text:span><text:span text:style-name="T5"> – </text:span><text:span text:style-name="T13">DT</text:span><text:span text:style-name="T11">Q</text:span><text:span text:style-name="T8"> </text:span><text:span text:style-name="T5">– </text:span><text:span text:style-name="T13">DATA</text:span><text:span text:style-name="T7">_</text:span><text:span text:style-name="T11">REQ</text:span></text:p>
      <text:p text:style-name="P131"><text:span text:style-name="T20">Ask for the remote data</text:span>. <text:span text:style-name="T43">Selects the required data with the fields value. If a 0 is sent at the position i then the ADC will send a #10 reply with the field i not valued. If a 1 is sent at the position i then the ADC will send a #10 reply with the field i valued.</text:span></text:p>
      <text:p text:style-name="P131"><text:span text:style-name="T43"><text:s/></text:span></text:p>
      <text:p text:style-name="P11">The remote system will respond with a <text:span text:style-name="T26">DATA_ASSERT</text:span> (#<text:span text:style-name="T26">10</text:span>).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45">i</text:p>
          </table:table-cell>
          <table:table-cell table:style-name="Table11.A1" office:value-type="string">
            <text:p text:style-name="P92">Field String</text:p>
          </table:table-cell>
          <table:table-cell table:style-name="Table11.C1" office:value-type="string">
            <text:p text:style-name="P92">$<text:span text:style-name="T26">DTQ</text:span></text:p>
          </table:table-cell>
        </table:table-row>
        <table:table-row>
          <table:table-cell table:style-name="Table11.A2" office:value-type="string">
            <text:p text:style-name="P141">1-<text:span text:style-name="T43">24</text:span></text:p>
          </table:table-cell>
          <table:table-cell table:style-name="Table11.A2" office:value-type="string">
            <text:p text:style-name="P109">Select</text:p>
          </table:table-cell>
          <table:table-cell table:style-name="Table11.C2" office:value-type="string">
            <text:p text:style-name="P109">0 <text:span text:style-name="T43">if data field not required. 1 if data field required</text:span></text:p>
          </table:table-cell>
        </table:table-row>
        <table:table-row>
          <table:table-cell table:style-name="Table11.A2" office:value-type="string">
            <text:p text:style-name="P143"/>
          </table:table-cell>
          <table:table-cell table:style-name="Table11.A2" office:value-type="string">
            <text:p text:style-name="P109"/>
          </table:table-cell>
          <table:table-cell table:style-name="Table11.C2" office:value-type="string">
            <text:p text:style-name="P109"/>
          </table:table-cell>
        </table:table-row>
        <table:table-row>
          <table:table-cell table:style-name="Table11.A4" office:value-type="string">
            <text:p text:style-name="P140"/>
          </table:table-cell>
          <table:table-cell table:style-name="Table11.A4" office:value-type="string">
            <text:p text:style-name="P109"/>
          </table:table-cell>
          <table:table-cell table:style-name="Table11.C4" office:value-type="string">
            <text:p text:style-name="P109"/>
          </table:table-cell>
        </table:table-row>
      </table:table>
      <text:p text:style-name="P31"/>
      <text:p text:style-name="P39">Example:</text:p>
      <text:p text:style-name="P129">Request all the data fields of #10</text:p>
      <text:p text:style-name="P48">$<text:span text:style-name="T26">DTQ,1,1,1,1,1,1,1,1,1,1,1,1,1,1,1,1,1,1,1,1,1,1,1,1</text:span></text:p>
      <text:p text:style-name="P129">Request all the data fields except Deltap and Ext Temperature</text:p>
      <text:p text:style-name="P127">$<text:span text:style-name="T26">DTQ,1,0,1,0,1,1,1,1,1,1,1,1,1,1,1,1,1,1,1,1,1,1,1,1</text:span></text:p>
      <text:p text:style-name="P48"/>
      <text:p text:style-name="P48"/>
      <text:p text:style-name="P48"/>
      <text:p text:style-name="P22"><text:span text:style-name="T5"># </text:span><text:span text:style-name="T13">10</text:span><text:span text:style-name="T5"> – </text:span><text:span text:style-name="T13">D</text:span><text:span text:style-name="T12">T</text:span><text:span text:style-name="T10">A</text:span><text:span text:style-name="T8"> </text:span><text:span text:style-name="T5">– </text:span><text:span text:style-name="T13">DATA</text:span><text:span text:style-name="T7">_</text:span><text:span text:style-name="T11">ASSERT</text:span></text:p>
      <text:p text:style-name="P11"/>
      <text:p text:style-name="P130"><text:span text:style-name="T42">D</text:span>ata length<text:span text:style-name="T42">s</text:span> shown in the table below <text:span text:style-name="T42">are</text:span> variable and conservative. <text:span text:style-name="T42">The ADC will respond to a #9 message with a DTA – DATA_ASSERT that contains only the data fields that have been marked with 1 within the #9 message.</text:span></text:p>
      <text:p text:style-name="P11"/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44">i</text:p>
          </table:table-cell>
          <table:table-cell table:style-name="Table12.A1" office:value-type="string">
            <text:p text:style-name="P92">Field String</text:p>
          </table:table-cell>
          <table:table-cell table:style-name="Table12.C1" office:value-type="string">
            <text:p text:style-name="P92">$<text:span text:style-name="T26">DTA</text:span></text:p>
          </table:table-cell>
        </table:table-row>
        <table:table-row>
          <table:table-cell table:style-name="Table12.A2" office:value-type="string">
            <text:p text:style-name="P138">1</text:p>
          </table:table-cell>
          <table:table-cell table:style-name="Table12.A2" office:value-type="string">
            <text:p text:style-name="P117">Timestamp <text:span text:style-name="T31">see msg #4</text:span></text:p>
          </table:table-cell>
          <table:table-cell table:style-name="Table12.C2" office:value-type="string">
            <text:p text:style-name="P137">1<text:span text:style-name="T40">8</text:span> Chars</text:p>
          </table:table-cell>
        </table:table-row>
        <table:table-row>
          <table:table-cell table:style-name="Table12.A2" office:value-type="string">
            <text:p text:style-name="P138">2</text:p>
          </table:table-cell>
          <table:table-cell table:style-name="Table12.A2" office:value-type="string">
            <text:p text:style-name="P115">Deltap <text:span text:style-name="T30">[Sensor units, counts]</text:span></text:p>
          </table:table-cell>
          <table:table-cell table:style-name="Table12.C2" office:value-type="string">
            <text:p text:style-name="P110">6 Chars, integer. <text:span text:style-name="T35">Sensor dependent.</text:span></text:p>
          </table:table-cell>
        </table:table-row>
        <table:table-row>
          <table:table-cell table:style-name="Table12.A2" office:value-type="string">
            <text:p text:style-name="P138">3</text:p>
          </table:table-cell>
          <table:table-cell table:style-name="Table12.A2" office:value-type="string">
            <text:p text:style-name="P115">Absolute <text:span text:style-name="T30">Pressure [Sensor units, counts]</text:span></text:p>
          </table:table-cell>
          <table:table-cell table:style-name="Table12.C2" office:value-type="string">
            <text:p text:style-name="P114">6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38">4</text:p>
          </table:table-cell>
          <table:table-cell table:style-name="Table12.A2" office:value-type="string">
            <text:p text:style-name="P115">Ext Temperature <text:span text:style-name="T30">[Sensor units, counts]</text:span></text:p>
          </table:table-cell>
          <table:table-cell table:style-name="Table12.C2" office:value-type="string">
            <text:p text:style-name="P114"><text:span text:style-name="T36">5</text:span> Chars, integer. <text:span text:style-name="T35">Sensor dependent</text:span></text:p>
          </table:table-cell>
        </table:table-row>
        <text:soft-page-break/>
        <table:table-row>
          <table:table-cell table:style-name="Table12.A2" office:value-type="string">
            <text:p text:style-name="P138">5</text:p>
          </table:table-cell>
          <table:table-cell table:style-name="Table12.A2" office:value-type="string">
            <text:p text:style-name="P116">Temp deltap <text:span text:style-name="T30">[Sensor units, counts]</text:span></text:p>
          </table:table-cell>
          <table:table-cell table:style-name="Table12.C2" office:value-type="string">
            <text:p text:style-name="P114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38">6</text:p>
          </table:table-cell>
          <table:table-cell table:style-name="Table12.A2" office:value-type="string">
            <text:p text:style-name="P116">Temp absolute <text:span text:style-name="T30">[Sensor units, counts]</text:span></text:p>
          </table:table-cell>
          <table:table-cell table:style-name="Table12.C2" office:value-type="string">
            <text:p text:style-name="P114"><text:span text:style-name="T36">5</text:span> Chars, integer. <text:span text:style-name="T35">Sensor dependent</text:span></text:p>
          </table:table-cell>
        </table:table-row>
        <table:table-row>
          <table:table-cell table:style-name="Table12.A2" office:value-type="string">
            <text:p text:style-name="P138">7</text:p>
          </table:table-cell>
          <table:table-cell table:style-name="Table12.A2" office:value-type="string">
            <text:p text:style-name="P117">Deltap <text:span text:style-name="T30">[Pa]</text:span></text:p>
          </table:table-cell>
          <table:table-cell table:style-name="Table12.C2" office:value-type="string">
            <text:p text:style-name="P110"><text:span text:style-name="T33">8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38">8</text:p>
          </table:table-cell>
          <table:table-cell table:style-name="Table12.A2" office:value-type="string">
            <text:p text:style-name="P117">Absolute <text:span text:style-name="T30">Pressure [Pa]</text:span></text:p>
          </table:table-cell>
          <table:table-cell table:style-name="Table12.C2" office:value-type="string">
            <text:p text:style-name="P111"><text:span text:style-name="T33">8</text:span> Chars, <text:span text:style-name="T39">1 decimal digit</text:span></text:p>
          </table:table-cell>
        </table:table-row>
        <table:table-row>
          <table:table-cell table:style-name="Table12.A2" office:value-type="string">
            <text:p text:style-name="P138">9</text:p>
          </table:table-cell>
          <table:table-cell table:style-name="Table12.A2" office:value-type="string">
            <text:p text:style-name="P117">Ext Temperature <text:span text:style-name="T30">[K]</text:span></text:p>
          </table:table-cell>
          <table:table-cell table:style-name="Table12.C2" office:value-type="string">
            <text:p text:style-name="P112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38">10</text:p>
          </table:table-cell>
          <table:table-cell table:style-name="Table12.A2" office:value-type="string">
            <text:p text:style-name="P117">Temp deltap <text:span text:style-name="T30">[K]</text:span></text:p>
          </table:table-cell>
          <table:table-cell table:style-name="Table12.C2" office:value-type="string">
            <text:p text:style-name="P112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9">1<text:span text:style-name="T42">1</text:span></text:p>
          </table:table-cell>
          <table:table-cell table:style-name="Table12.A2" office:value-type="string">
            <text:p text:style-name="P117">Temp absolute <text:span text:style-name="T30">[K]</text:span></text:p>
          </table:table-cell>
          <table:table-cell table:style-name="Table12.C2" office:value-type="string">
            <text:p text:style-name="P112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9">1<text:span text:style-name="T42">2</text:span></text:p>
          </table:table-cell>
          <table:table-cell table:style-name="Table12.A2" office:value-type="string">
            <text:p text:style-name="P117">IAS <text:span text:style-name="T30">[m/s]</text:span></text:p>
          </table:table-cell>
          <table:table-cell table:style-name="Table12.C2" office:value-type="string">
            <text:p text:style-name="P112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19">1<text:span text:style-name="T42">3</text:span></text:p>
          </table:table-cell>
          <table:table-cell table:style-name="Table12.A2" office:value-type="string">
            <text:p text:style-name="P117">TAS <text:span text:style-name="T30">[m/s]</text:span></text:p>
          </table:table-cell>
          <table:table-cell table:style-name="Table12.C2" office:value-type="string">
            <text:p text:style-name="P112"><text:span text:style-name="T33">6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19">1<text:span text:style-name="T42">4</text:span></text:p>
          </table:table-cell>
          <table:table-cell table:style-name="Table12.A2" office:value-type="string">
            <text:p text:style-name="P117">Altitude <text:span text:style-name="T30">[m]</text:span></text:p>
          </table:table-cell>
          <table:table-cell table:style-name="Table12.C2" office:value-type="string">
            <text:p text:style-name="P112"><text:span text:style-name="T33">7</text:span> Chars, <text:span text:style-name="T32">2 decimal digit</text:span></text:p>
          </table:table-cell>
        </table:table-row>
        <table:table-row>
          <table:table-cell table:style-name="Table12.A2" office:value-type="string">
            <text:p text:style-name="P119">1<text:span text:style-name="T42">5</text:span></text:p>
          </table:table-cell>
          <table:table-cell table:style-name="Table12.A2" office:value-type="string">
            <text:p text:style-name="P117">OAT <text:span text:style-name="T30">[K]</text:span></text:p>
          </table:table-cell>
          <table:table-cell table:style-name="Table12.C2" office:value-type="string">
            <text:p text:style-name="P112"><text:span text:style-name="T33">5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8">1<text:span text:style-name="T42">6</text:span></text:p>
          </table:table-cell>
          <table:table-cell table:style-name="Table12.A2" office:value-type="string">
            <text:p text:style-name="P117">Relative time micro millis <text:span text:style-name="T30">[s*10^-6]</text:span></text:p>
          </table:table-cell>
          <table:table-cell table:style-name="Table12.C2" office:value-type="string">
            <text:p text:style-name="P113"><text:span text:style-name="T33">5</text:span> Chars, <text:span text:style-name="T37">integer</text:span></text:p>
          </table:table-cell>
        </table:table-row>
        <table:table-row>
          <table:table-cell table:style-name="Table12.A2" office:value-type="string">
            <text:p text:style-name="P118">1<text:span text:style-name="T42">7</text:span></text:p>
          </table:table-cell>
          <table:table-cell table:style-name="Table12.A2" office:value-type="string">
            <text:p text:style-name="P117">Uncertainty IAS <text:span text:style-name="T31">[m/s]</text:span></text:p>
          </table:table-cell>
          <table:table-cell table:style-name="Table12.C2" office:value-type="string">
            <text:p text:style-name="P113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8">1<text:span text:style-name="T32">8</text:span></text:p>
          </table:table-cell>
          <table:table-cell table:style-name="Table12.A2" office:value-type="string">
            <text:p text:style-name="P136">Uncertainty TAS <text:span text:style-name="T31">[m/s]</text:span></text:p>
          </table:table-cell>
          <table:table-cell table:style-name="Table12.C2" office:value-type="string">
            <text:p text:style-name="P113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8">1<text:span text:style-name="T32">9</text:span></text:p>
          </table:table-cell>
          <table:table-cell table:style-name="Table12.A2" office:value-type="string">
            <text:p text:style-name="P136">Uncertainty Altitude <text:span text:style-name="T31">[m]</text:span></text:p>
          </table:table-cell>
          <table:table-cell table:style-name="Table12.C2" office:value-type="string">
            <text:p text:style-name="P113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9">20</text:p>
          </table:table-cell>
          <table:table-cell table:style-name="Table12.A2" office:value-type="string">
            <text:p text:style-name="P136">Uncertainty OAT <text:span text:style-name="T31">[K]</text:span></text:p>
          </table:table-cell>
          <table:table-cell table:style-name="Table12.C2" office:value-type="string">
            <text:p text:style-name="P113"><text:span text:style-name="T34">3</text:span> Chars, <text:span text:style-name="T33">1 decimal digit</text:span></text:p>
          </table:table-cell>
        </table:table-row>
        <table:table-row>
          <table:table-cell table:style-name="Table12.A2" office:value-type="string">
            <text:p text:style-name="P119">21</text:p>
          </table:table-cell>
          <table:table-cell table:style-name="Table12.A2" office:value-type="string">
            <text:p text:style-name="P136">Air Density <text:span text:style-name="T31">[kg/m^3]</text:span></text:p>
          </table:table-cell>
          <table:table-cell table:style-name="Table12.C2" office:value-type="string">
            <text:p text:style-name="P112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19">22</text:p>
          </table:table-cell>
          <table:table-cell table:style-name="Table12.A2" office:value-type="string">
            <text:p text:style-name="P117">Air Viscosity<text:span text:style-name="T31">[Pas*10^6]</text:span></text:p>
          </table:table-cell>
          <table:table-cell table:style-name="Table12.C2" office:value-type="string">
            <text:p text:style-name="P112"><text:span text:style-name="T33">8</text:span> Chars,<text:span text:style-name="T33">6 decimal digit</text:span></text:p>
          </table:table-cell>
        </table:table-row>
        <table:table-row>
          <table:table-cell table:style-name="Table12.A2" office:value-type="string">
            <text:p text:style-name="P119">23</text:p>
          </table:table-cell>
          <table:table-cell table:style-name="Table12.A2" office:value-type="string">
            <text:p text:style-name="P117">Re</text:p>
          </table:table-cell>
          <table:table-cell table:style-name="Table12.C2" office:value-type="string">
            <text:p text:style-name="P112"><text:span text:style-name="T33">8</text:span> Chars,<text:span text:style-name="T33">1 decimal digit</text:span></text:p>
          </table:table-cell>
        </table:table-row>
        <table:table-row>
          <table:table-cell table:style-name="Table12.A2" office:value-type="string">
            <text:p text:style-name="P119">24</text:p>
          </table:table-cell>
          <table:table-cell table:style-name="Table12.A2" office:value-type="string">
            <text:p text:style-name="P117">c factor </text:p>
          </table:table-cell>
          <table:table-cell table:style-name="Table12.C2" office:value-type="string">
            <text:p text:style-name="P112"><text:span text:style-name="T33">6</text:span> Chars,<text:span text:style-name="T33">4 decimal digit</text:span></text:p>
          </table:table-cell>
        </table:table-row>
      </table:table>
      <text:p text:style-name="P31"/>
      <text:p text:style-name="P39">Example:</text:p>
      <text:p text:style-name="P127">$<text:span text:style-name="T26">DTA,</text:span><text:span text:style-name="T41">12,3,33,1,1,2013,6608</text:span>,******,******,*****,*****,*****,<text:span text:style-name="T38">472.60,100926.1,15.0,18.3,18.6,27.77,27.77,63.1,15.0,1244,0.4,0.7,1.1,0.3,1.225000,18.396057,15081.1,0.9977</text:span></text:p>
      <text:p text:style-name="P127"/>
      <text:p text:style-name="P127"/>
      <text:p text:style-name="P48"/>
      <text:p text:style-name="P48"/>
      <text:p text:style-name="P55"><text:span text:style-name="T5"># </text:span><text:span text:style-name="T14">11</text:span><text:span text:style-name="T5"> – </text:span><text:span text:style-name="T14">SF</text:span><text:span text:style-name="T10">S</text:span><text:span text:style-name="T8"> </text:span><text:span text:style-name="T5">– </text:span><text:span text:style-name="T14">STATUS_FREQ</text:span><text:span text:style-name="T7">_</text:span><text:span text:style-name="T11">SET</text:span></text:p>
      <text:p text:style-name="P12">The <text:span text:style-name="T19">request to</text:span> <text:span text:style-name="T19">set the frequency rate of the remote status messages</text:span>.</text:p>
      <text:p text:style-name="P12">The remote system will respond with a <text:span text:style-name="T27">STATUS_FREQ_ASSERT</text:span> (#<text:span text:style-name="T26">13</text:span>).</text:p>
      <text:p text:style-name="P1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85">0</text:p>
          </table:table-cell>
          <table:table-cell table:style-name="Table13.A1" office:value-type="string">
            <text:p text:style-name="P93">Field String</text:p>
          </table:table-cell>
          <table:table-cell table:style-name="Table13.C1" office:value-type="string">
            <text:p text:style-name="P93">$<text:span text:style-name="T27">SFS</text:span></text:p>
          </table:table-cell>
        </table:table-row>
        <table:table-row>
          <table:table-cell table:style-name="Table13.A2" office:value-type="string">
            <text:p text:style-name="P85">1</text:p>
          </table:table-cell>
          <table:table-cell table:style-name="Table13.A2" office:value-type="string">
            <text:p text:style-name="P120">frequency</text:p>
          </table:table-cell>
          <table:table-cell table:style-name="Table13.C2" office:value-type="string">
            <text:p text:style-name="P120">The requested frequency rate (messages per second)</text:p>
          </table:table-cell>
        </table:table-row>
      </table:table>
      <text:p text:style-name="P32"/>
      <text:p text:style-name="P40">Example: <text:span text:style-name="T27">(set the frequency to 2 Hz)</text:span></text:p>
      <text:p text:style-name="P49">$<text:span text:style-name="T27">SFS</text:span>,<text:span text:style-name="T27">2</text:span></text:p>
      <text:p text:style-name="P49"/>
      <text:p text:style-name="P49"/>
      <text:p text:style-name="P49"/>
      <text:p text:style-name="P23"><text:span text:style-name="T5"># </text:span><text:span text:style-name="T15">12</text:span><text:span text:style-name="T5"> – </text:span><text:span text:style-name="T15">SF</text:span><text:span text:style-name="T11">Q</text:span><text:span text:style-name="T8"> </text:span><text:span text:style-name="T5">– </text:span><text:span text:style-name="T14">STATUS_FREQ</text:span><text:span text:style-name="T7">_</text:span><text:span text:style-name="T11">REQ</text:span></text:p>
      <text:p text:style-name="P13"><text:span text:style-name="T28">Query the frequency rate of the remote status messages</text:span>.</text:p>
      <text:p text:style-name="P13">The remote system will respond with a <text:span text:style-name="T27">STATUS_FREQ_ASSERT</text:span> (#<text:span text:style-name="T26">13</text:span>).</text:p>
      <text:p text:style-name="P1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85">0</text:p>
          </table:table-cell>
          <table:table-cell table:style-name="Table14.A1" office:value-type="string">
            <text:p text:style-name="P93">Field String</text:p>
          </table:table-cell>
          <table:table-cell table:style-name="Table14.C1" office:value-type="string">
            <text:p text:style-name="P93">$<text:span text:style-name="T28">SFQ</text:span></text:p>
          </table:table-cell>
        </table:table-row>
      </table:table>
      <text:p text:style-name="P32"/>
      <text:p text:style-name="P40">Example:</text:p>
      <text:p text:style-name="P49">$<text:span text:style-name="T28">SFQ</text:span></text:p>
      <text:p text:style-name="P49"/>
      <text:p text:style-name="P49"/>
      <text:p text:style-name="P49"/>
      <text:p text:style-name="P23"><text:span text:style-name="T5"># </text:span><text:span text:style-name="T13">1</text:span><text:span text:style-name="T15">3</text:span><text:span text:style-name="T5"> – </text:span><text:span text:style-name="T15">SF</text:span><text:span text:style-name="T10">A</text:span><text:span text:style-name="T8"> </text:span><text:span text:style-name="T5">– </text:span><text:span text:style-name="T14">STATUS_FREQ</text:span><text:span text:style-name="T7">_</text:span><text:span text:style-name="T11">ASSERT</text:span></text:p>
      <text:p text:style-name="P13"><text:span text:style-name="T21">The message contains t</text:span>he <text:span text:style-name="T21">current frequency rate of the status messages</text:span>.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85">0</text:p>
          </table:table-cell>
          <table:table-cell table:style-name="Table15.A1" office:value-type="string">
            <text:p text:style-name="P93">Field String</text:p>
          </table:table-cell>
          <table:table-cell table:style-name="Table15.C1" office:value-type="string">
            <text:p text:style-name="P93">$<text:span text:style-name="T28">SFA</text:span></text:p>
          </table:table-cell>
        </table:table-row>
        <table:table-row>
          <table:table-cell table:style-name="Table15.A2" office:value-type="string">
            <text:p text:style-name="P85">1</text:p>
          </table:table-cell>
          <table:table-cell table:style-name="Table15.A2" office:value-type="string">
            <text:p text:style-name="P120">frequency</text:p>
          </table:table-cell>
          <table:table-cell table:style-name="Table15.C2" office:value-type="string">
            <text:p text:style-name="P120">The <text:span text:style-name="T28">current</text:span> frequency rate (messages per second)</text:p>
          </table:table-cell>
        </table:table-row>
      </table:table>
      <text:p text:style-name="P32"/>
      <text:p text:style-name="P41">Example: <text:span text:style-name="T27">(2 Hz)</text:span></text:p>
      <text:p text:style-name="P49">$<text:span text:style-name="T28">SFA</text:span>,<text:span text:style-name="T28">2</text:span></text:p>
      <text:p text:style-name="P49"/>
      <text:p text:style-name="P49"/>
      <text:p text:style-name="P49"/>
      <text:p text:style-name="P49"/>
      <text:p text:style-name="P56"><text:span text:style-name="T5"># </text:span><text:span text:style-name="T14">1</text:span><text:span text:style-name="T16">4</text:span><text:span text:style-name="T5"> – </text:span><text:span text:style-name="T16">D</text:span><text:span text:style-name="T14">F</text:span><text:span text:style-name="T10">S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SET</text:span></text:p>
      <text:p text:style-name="P14">The <text:span text:style-name="T19">request to</text:span> <text:span text:style-name="T19">set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86">0</text:p>
          </table:table-cell>
          <table:table-cell table:style-name="Table16.A1" office:value-type="string">
            <text:p text:style-name="P94">Field String</text:p>
          </table:table-cell>
          <table:table-cell table:style-name="Table16.C1" office:value-type="string">
            <text:p text:style-name="P94">$<text:span text:style-name="T29">DFS</text:span></text:p>
          </table:table-cell>
        </table:table-row>
        <table:table-row>
          <table:table-cell table:style-name="Table16.A2" office:value-type="string">
            <text:p text:style-name="P86">1</text:p>
          </table:table-cell>
          <table:table-cell table:style-name="Table16.A2" office:value-type="string">
            <text:p text:style-name="P121">frequency</text:p>
          </table:table-cell>
          <table:table-cell table:style-name="Table16.C2" office:value-type="string">
            <text:p text:style-name="P121">The requested frequency rate (messages per second)</text:p>
          </table:table-cell>
        </table:table-row>
      </table:table>
      <text:p text:style-name="P33"/>
      <text:p text:style-name="P42">Example: <text:span text:style-name="T27">(set the frequency to 20 Hz)</text:span></text:p>
      <text:p text:style-name="P50">$<text:span text:style-name="T29">DFS</text:span>,<text:span text:style-name="T27">20</text:span></text:p>
      <text:p text:style-name="P50"/>
      <text:p text:style-name="P50"/>
      <text:p text:style-name="P50"/>
      <text:p text:style-name="P24"><text:span text:style-name="T5"># </text:span><text:span text:style-name="T15">1</text:span><text:span text:style-name="T16">5</text:span><text:span text:style-name="T5"> – </text:span><text:span text:style-name="T16">D</text:span><text:span text:style-name="T15">F</text:span><text:span text:style-name="T11">Q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REQ</text:span></text:p>
      <text:p text:style-name="P14"><text:span text:style-name="T28">Query the frequency rate of the remote data messages</text:span>.</text:p>
      <text:p text:style-name="P14">The remote system will respond with a <text:span text:style-name="T29">DATA_FREQ_ASSERT</text:span> (#<text:span text:style-name="T26">16</text:span>).</text:p>
      <text:p text:style-name="P1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6">0</text:p>
          </table:table-cell>
          <table:table-cell table:style-name="Table17.A1" office:value-type="string">
            <text:p text:style-name="P94">Field String</text:p>
          </table:table-cell>
          <table:table-cell table:style-name="Table17.C1" office:value-type="string">
            <text:p text:style-name="P94">$<text:span text:style-name="T29">DFQ</text:span></text:p>
          </table:table-cell>
        </table:table-row>
      </table:table>
      <text:p text:style-name="P33"/>
      <text:p text:style-name="P42">Example:</text:p>
      <text:p text:style-name="P50">$<text:span text:style-name="T29">DFQ</text:span></text:p>
      <text:p text:style-name="P50"/>
      <text:p text:style-name="P50"/>
      <text:p text:style-name="P50"/>
      <text:p text:style-name="P24"><text:span text:style-name="T5"># </text:span><text:span text:style-name="T13">1</text:span><text:span text:style-name="T16">6</text:span><text:span text:style-name="T5"> – </text:span><text:span text:style-name="T16">D</text:span><text:span text:style-name="T15">F</text:span><text:span text:style-name="T10">A</text:span><text:span text:style-name="T8"> </text:span><text:span text:style-name="T5">– </text:span><text:span text:style-name="T16">DATA</text:span><text:span text:style-name="T14">_FREQ</text:span><text:span text:style-name="T7">_</text:span><text:span text:style-name="T11">ASSERT</text:span></text:p>
      <text:p text:style-name="P14"><text:span text:style-name="T21">The message contains t</text:span>he <text:span text:style-name="T21">current frequency rate of the data messages</text:span>.</text:p>
      <text:p text:style-name="P1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86">0</text:p>
          </table:table-cell>
          <table:table-cell table:style-name="Table18.A1" office:value-type="string">
            <text:p text:style-name="P94">Field String</text:p>
          </table:table-cell>
          <table:table-cell table:style-name="Table18.C1" office:value-type="string">
            <text:p text:style-name="P94">$<text:span text:style-name="T29">DFA</text:span></text:p>
          </table:table-cell>
        </table:table-row>
        <table:table-row>
          <table:table-cell table:style-name="Table18.A2" office:value-type="string">
            <text:p text:style-name="P86">1</text:p>
          </table:table-cell>
          <table:table-cell table:style-name="Table18.A2" office:value-type="string">
            <text:p text:style-name="P121">frequency</text:p>
          </table:table-cell>
          <table:table-cell table:style-name="Table18.C2" office:value-type="string">
            <text:p text:style-name="P121">The <text:span text:style-name="T28">current</text:span> frequency rate (messages per second)</text:p>
          </table:table-cell>
        </table:table-row>
      </table:table>
      <text:p text:style-name="P33"/>
      <text:p text:style-name="P42">Example: <text:span text:style-name="T27">(20 Hz)</text:span></text:p>
      <text:p text:style-name="P50">$<text:span text:style-name="T29">DFA</text:span>,<text:span text:style-name="T28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ziano Capelli</meta:initial-creator>
    <meta:creation-date>2017-01-04T09:43:11.399376418</meta:creation-date>
    <dc:date>2017-03-16T19:21:49.747000000</dc:date>
    <meta:editing-duration>PT3H22M30S</meta:editing-duration>
    <meta:editing-cycles>58</meta:editing-cycles>
    <meta:generator>LibreOffice/5.0.5.2$Windows_x86 LibreOffice_project/55b006a02d247b5f7215fc6ea0fde844b30035b3</meta:generator>
    <meta:document-statistic meta:table-count="18" meta:image-count="0" meta:object-count="0" meta:page-count="8" meta:paragraph-count="369" meta:word-count="1163" meta:character-count="6738" meta:non-whitespace-character-count="5904"/>
  </office:meta>
</office:document-meta>
</file>